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46.2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12.12mm"/>
    </style:style>
    <style:style style:name="co7" style:family="table-column">
      <style:table-column-properties fo:break-before="auto" style:column-width="13.35mm"/>
    </style:style>
    <style:style style:name="co8" style:family="table-column">
      <style:table-column-properties fo:break-before="auto" style:column-width="12.74mm"/>
    </style:style>
    <style:style style:name="co9" style:family="table-column">
      <style:table-column-properties fo:break-before="auto" style:column-width="29.93mm"/>
    </style:style>
    <style:style style:name="co10" style:family="table-column">
      <style:table-column-properties fo:break-before="auto" style:column-width="30.8mm"/>
    </style:style>
    <style:style style:name="co11" style:family="table-column">
      <style:table-column-properties fo:break-before="auto" style:column-width="8.63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18.7mm"/>
    </style:style>
    <style:style style:name="co14" style:family="table-column">
      <style:table-column-properties fo:break-before="auto" style:column-width="14.59mm"/>
    </style:style>
    <style:style style:name="co15" style:family="table-column">
      <style:table-column-properties fo:break-before="auto" style:column-width="16.44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7.6mm"/>
    </style:style>
    <style:style style:name="co18" style:family="table-column">
      <style:table-column-properties fo:break-before="auto" style:column-width="53.04mm"/>
    </style:style>
    <style:style style:name="co19" style:family="table-column">
      <style:table-column-properties fo:break-before="auto" style:column-width="17.67mm"/>
    </style:style>
    <style:style style:name="co20" style:family="table-column">
      <style:table-column-properties fo:break-before="auto" style:column-width="13.97mm"/>
    </style:style>
    <style:style style:name="co21" style:family="table-column">
      <style:table-column-properties fo:break-before="auto" style:column-width="4.73mm"/>
    </style:style>
    <style:style style:name="co22" style:family="table-column">
      <style:table-column-properties fo:break-before="auto" style:column-width="19.12mm"/>
    </style:style>
    <style:style style:name="co23" style:family="table-column">
      <style:table-column-properties fo:break-before="auto" style:column-width="15.42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30.41mm" fo:break-before="auto" style:use-optimal-row-height="tru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0"/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1"/>
    <style:style style:name="ce11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2" style:family="table-cell" style:parent-style-name="Default" style:data-style-name="N112"/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2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32" style:family="table-cell" style:parent-style-name="Default" style:data-style-name="N3">
      <style:table-cell-properties fo:border-bottom="0.06pt solid #000000" fo:background-color="#cccccc" fo:border-left="none" fo:border-right="none" fo:border-top="0.06pt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4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5" style:family="table-cell" style:parent-style-name="Default" style:data-style-name="N112">
      <style:text-properties fo:font-size="8pt" style:font-size-asian="8pt" style:font-size-complex="8pt"/>
    </style:style>
    <style:style style:name="ce36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7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38" style:family="table-cell" style:parent-style-name="Default" style:data-style-name="N3">
      <style:table-cell-properties fo:border-bottom="0.06pt solid #000000" fo:background-color="#808080" fo:border-left="none" fo:border-right="none" fo:border-top="0.06pt solid #000000"/>
      <style:text-properties fo:font-size="8pt" style:font-size-asian="8pt" style:font-size-complex="8pt"/>
    </style:style>
    <style:style style:name="ce39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41" style:family="table-cell" style:parent-style-name="Default" style:data-style-name="N11">
      <style:table-cell-properties fo:border-bottom="none" fo:background-color="#808080" fo:border-left="none" fo:border-right="none" fo:border-top="0.74pt solid #000000"/>
      <style:text-properties fo:font-size="8pt" style:font-size-asian="8pt" style:font-size-complex="8pt"/>
    </style:style>
    <style:style style:name="ce42" style:family="table-cell" style:parent-style-name="Default" style:data-style-name="N112">
      <style:table-cell-properties fo:background-color="#cccccc"/>
      <style:text-properties fo:font-size="8pt" style:font-size-asian="8pt" style:font-size-complex="8pt"/>
    </style:style>
    <style:style style:name="ce43" style:family="table-cell" style:parent-style-name="Default" style:data-style-name="N112">
      <style:table-cell-properties fo:border="none"/>
    </style:style>
    <style:style style:name="ce4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808080" fo:border="none"/>
      <style:text-properties fo:font-size="8pt" style:font-size-asian="8pt" style:font-size-complex="8pt"/>
    </style:style>
    <style:style style:name="ce46" style:family="table-cell" style:parent-style-name="Default">
      <style:table-cell-properties fo:border="none"/>
      <style:text-properties fo:font-size="8pt" style:font-size-asian="8pt" style:font-size-complex="8pt"/>
    </style:style>
    <style:style style:name="ce47" style:family="table-cell" style:parent-style-name="Default" style:data-style-name="N11">
      <style:table-cell-properties fo:background-color="#cccccc"/>
      <style:text-properties fo:font-size="8pt" style:font-size-asian="8pt" style:font-size-complex="8pt"/>
    </style:style>
    <style:style style:name="ce48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9" style:family="table-cell" style:parent-style-name="Default" style:data-style-name="N11"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51" style:family="table-cell" style:parent-style-name="Default" style:data-style-name="N3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53" style:family="table-cell" style:parent-style-name="Default" style:data-style-name="N11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54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56" style:family="table-cell" style:parent-style-name="Default" style:data-style-name="N3"/>
    <style:style style:name="ce57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58" style:family="table-cell" style:parent-style-name="Default" style:data-style-name="N3">
      <style:text-properties fo:font-weight="bold" style:font-weight-asian="bold" style:font-weight-complex="bold"/>
    </style:style>
    <style:style style:name="ce59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/>
    <style:style style:name="ce63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 style:data-style-name="N4"/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17"/>
    <style:style style:name="ce71" style:family="table-cell" style:parent-style-name="Default" style:data-style-name="N117">
      <style:table-cell-properties fo:background-color="#ddddd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74" style:family="table-cell" style:parent-style-name="Default" style:data-style-name="N117">
      <style:table-cell-properties fo:border-bottom="none" fo:background-color="#dddddd" fo:border-left="none" fo:border-right="0.06pt solid #000000" fo:border-top="none"/>
    </style:style>
    <style:style style:name="ce75" style:family="table-cell" style:parent-style-name="Default" style:data-style-name="N4">
      <style:table-cell-properties fo:background-color="#dddddd"/>
    </style:style>
    <style:style style:name="ce76" style:family="table-cell" style:parent-style-name="Default" style:data-style-name="N0"/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</style:style>
    <style:style style:name="ce81" style:family="table-cell" style:parent-style-name="Default" style:data-style-name="N37"/>
    <style:style style:name="ce82" style:family="table-cell" style:parent-style-name="Default" style:data-style-name="N117"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RNNModel12_2" table:style-name="ta1">
        <office:forms form:automatic-focus="false" form:apply-design-mode="false"/>
        <table:shapes>
          <draw:frame draw:z-index="0" draw:style-name="gr1" draw:text-style-name="P1" svg:width="235.03mm" svg:height="112.2mm" svg:x="244.74mm" svg:y="2716.52mm">
            <loext:p draw:notify-on-update-of-ranges="RNNModel12_2.E2:RNNModel12_2.E2 RNNModel12_2.E3:RNNModel12_2.E615 RNNModel12_2.F2:RNNModel12_2.F2 RNNModel12_2.F3:RNNModel12_2.F615 RNNModel12_2.G2:RNNModel12_2.G2 RNNModel12_2.G3:RNNModel12_2.G615 RNNModel12_2.H2:RNNModel12_2.H2 RNNModel12_2.H3:RNNModel12_2.H6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Train Precision</text:p>
          </table:table-cell>
          <table:table-cell table:style-name="ce2" office:value-type="string" calcext:value-type="string">
            <text:p>Train Recall</text:p>
          </table:table-cell>
          <table:table-cell table:style-name="ce2" office:value-type="string" calcext:value-type="string">
            <text:p>Test Precision</text:p>
          </table:table-cell>
          <table:table-cell table:style-name="ce2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Summary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7"/>
        <table:table-column table:style-name="co6" table:default-cell-style-name="ce9"/>
        <table:table-column table:style-name="co7" table:default-cell-style-name="ce7"/>
        <table:table-column table:style-name="co8" table:default-cell-style-name="ce9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6"/>
          <table:table-cell table:style-name="ce18"/>
          <table:table-cell table:number-columns-repeated="2"/>
          <table:table-cell table:style-name="ce23"/>
          <table:table-cell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3"/>
          <table:table-cell/>
          <table:table-cell table:style-name="ce16"/>
          <table:table-cell table:style-name="ce19" table:number-columns-repeated="2"/>
          <table:table-cell table:style-name="ce22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4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(+/-)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(+/-)</text:p>
          </table:table-cell>
          <table:table-cell table:style-name="ce1"/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20" office:value-type="string" calcext:value-type="string">
            <text:p>F1-Score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20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style-name="ce4"/>
          <table:table-cell table:style-name="ce6" office:value-type="percentage" office:value="0.84" calcext:value-type="percentage">
            <text:p>84%</text:p>
          </table:table-cell>
          <table:table-cell table:style-name="ce11"/>
          <table:table-cell table:style-name="ce6" office:value-type="percentage" office:value="0.8" calcext:value-type="percentage">
            <text:p>80%</text:p>
          </table:table-cell>
          <table:table-cell table:style-name="ce11" table:number-columns-repeated="2"/>
          <table:table-cell table:style-name="ce11" office:value-type="percentage" office:value="0.91" calcext:value-type="percentage">
            <text:p>91.0%</text:p>
          </table:table-cell>
          <table:table-cell table:style-name="ce14" office:value-type="percentage" office:value="0.86" calcext:value-type="percentage">
            <text:p>86.00%</text:p>
          </table:table-cell>
          <table:table-cell table:style-name="ce21" office:value-type="percentage" office:value="0.88" calcext:value-type="percentage">
            <text:p>88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6" calcext:value-type="percentage">
            <text:p>16.00%</text:p>
          </table:table-cell>
          <table:table-cell table:style-name="ce21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9"/>
          <table:table-cell table:style-name="ce9" office:value-type="percentage" office:value="0.93" calcext:value-type="percentage">
            <text:p>93.0%</text:p>
          </table:table-cell>
          <table:table-cell table:style-name="ce15" office:value-type="percentage" office:value="0.98" calcext:value-type="percentage">
            <text:p>98.00%</text:p>
          </table:table-cell>
          <table:table-cell table:style-name="ce21" office:value-type="percentage" office:value="0.96" calcext:value-type="percentage">
            <text:p>96.00%</text:p>
          </table:table-cell>
          <table:table-cell table:style-name="ce15" office:value-type="percentage" office:value="0.4" calcext:value-type="percentage">
            <text:p>40.00%</text:p>
          </table:table-cell>
          <table:table-cell table:style-name="ce15" office:value-type="percentage" office:value="0.13" calcext:value-type="percentage">
            <text:p>13.00%</text:p>
          </table:table-cell>
          <table:table-cell table:style-name="ce21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8" office:value-type="percentage" office:value="0.786" calcext:value-type="percentage">
            <text:p>79%</text:p>
          </table:table-cell>
          <table:table-cell table:style-name="ce12" office:value-type="percentage" office:value="0.002" calcext:value-type="percentage">
            <text:p>0.2%</text:p>
          </table:table-cell>
          <table:table-cell table:style-name="ce8" office:value-type="percentage" office:value="0.876" calcext:value-type="percentage">
            <text:p>88%</text:p>
          </table:table-cell>
          <table:table-cell table:style-name="ce12" office:value-type="percentage" office:value="0.001" calcext:value-type="percentage">
            <text:p>0.1%</text:p>
          </table:table-cell>
          <table:table-cell table:style-name="ce12"/>
          <table:table-cell table:style-name="ce9" office:value-type="percentage" office:value="0.97" calcext:value-type="percentage">
            <text:p>97.0%</text:p>
          </table:table-cell>
          <table:table-cell table:style-name="ce15" office:value-type="percentage" office:value="0.97" calcext:value-type="percentage">
            <text:p>97.00%</text:p>
          </table:table-cell>
          <table:table-cell table:style-name="ce21" office:value-type="percentage" office:value="0.97" calcext:value-type="percentage">
            <text:p>97.00%</text:p>
          </table:table-cell>
          <table:table-cell table:style-name="ce15" office:value-type="percentage" office:value="0.79" calcext:value-type="percentage">
            <text:p>79.00%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21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9"/>
          <table:table-cell table:style-name="ce9" office:value-type="percentage" office:value="0.95" calcext:value-type="percentage">
            <text:p>95.0%</text:p>
          </table:table-cell>
          <table:table-cell table:style-name="ce15" office:value-type="percentage" office:value="0.98" calcext:value-type="percentage">
            <text:p>98.00%</text:p>
          </table:table-cell>
          <table:table-cell table:style-name="ce21" office:value-type="percentage" office:value="0.97" calcext:value-type="percentage">
            <text:p>97.00%</text:p>
          </table:table-cell>
          <table:table-cell table:style-name="ce15" office:value-type="percentage" office:value="0.79" calcext:value-type="percentage">
            <text:p>79.00%</text:p>
          </table:table-cell>
          <table:table-cell table:style-name="ce15" office:value-type="percentage" office:value="0.63" calcext:value-type="percentage">
            <text:p>63.00%</text:p>
          </table:table-cell>
          <table:table-cell table:style-name="ce21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9"/>
          <table:table-cell table:style-name="ce9" office:value-type="percentage" office:value="0.86" calcext:value-type="percentage">
            <text:p>86.0%</text:p>
          </table:table-cell>
          <table:table-cell table:style-name="ce15" office:value-type="percentage" office:value="0.59" calcext:value-type="percentage">
            <text:p>59.00%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15" office:value-type="percentage" office:value="0.14" calcext:value-type="percentage">
            <text:p>14.00%</text:p>
          </table:table-cell>
          <table:table-cell table:style-name="ce15" office:value-type="percentage" office:value="0.41" calcext:value-type="percentage">
            <text:p>41.00%</text:p>
          </table:table-cell>
          <table:table-cell table:style-name="ce21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9"/>
          <table:table-cell table:style-name="ce9" office:value-type="percentage" office:value="0.91" calcext:value-type="percentage">
            <text:p>91.0%</text:p>
          </table:table-cell>
          <table:table-cell table:style-name="ce15" office:value-type="percentage" office:value="0.94" calcext:value-type="percentage">
            <text:p>94.00%</text:p>
          </table:table-cell>
          <table:table-cell table:style-name="ce21" office:value-type="percentage" office:value="0.92" calcext:value-type="percentage">
            <text:p>92.00%</text:p>
          </table:table-cell>
          <table:table-cell table:style-name="ce15" office:value-type="percentage" office:value="0.24" calcext:value-type="percentage">
            <text:p>24.00%</text:p>
          </table:table-cell>
          <table:table-cell table:style-name="ce15" office:value-type="percentage" office:value="0.14" calcext:value-type="percentage">
            <text:p>14.00%</text:p>
          </table:table-cell>
          <table:table-cell table:style-name="ce21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9" office:value-type="percentage" office:value="0.93" calcext:value-type="percentage">
            <text:p>93.0%</text:p>
          </table:table-cell>
          <table:table-cell table:style-name="ce15" office:value-type="percentage" office:value="0.97" calcext:value-type="percentage">
            <text:p>97.00%</text:p>
          </table:table-cell>
          <table:table-cell table:style-name="ce21" office:value-type="percentage" office:value="0.95" calcext:value-type="percentage">
            <text:p>95.00%</text:p>
          </table:table-cell>
          <table:table-cell table:style-name="ce15" office:value-type="percentage" office:value="0.66" calcext:value-type="percentage">
            <text:p>66.00%</text:p>
          </table:table-cell>
          <table:table-cell table:style-name="ce15" office:value-type="percentage" office:value="0.46" calcext:value-type="percentage">
            <text:p>46.00%</text:p>
          </table:table-cell>
          <table:table-cell table:style-name="ce21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Train row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(+/-)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500k</text:p>
          </table:table-cell>
          <table:table-cell table:style-name="ce6" office:value-type="percentage" office:value="0.79" calcext:value-type="percentage">
            <text:p>79%</text:p>
          </table:table-cell>
          <table:table-cell table:style-name="ce14" office:value-type="percentage" office:value="0.0002" calcext:value-type="percentage">
            <text:p>0.02%</text:p>
          </table:table-cell>
          <table:table-cell table:style-name="ce6" office:value-type="percentage" office:value="0.13" calcext:value-type="percentage">
            <text:p>13%</text:p>
          </table:table-cell>
          <table:table-cell table:style-name="ce14" office:value-type="percentage" office:value="0.0003" calcext:value-type="percentage">
            <text:p>0.03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8" office:value-type="percentage" office:value="0.67" calcext:value-type="percentage">
            <text:p>67%</text:p>
          </table:table-cell>
          <table:table-cell table:style-name="ce12" office:value-type="percentage" office:value="0.005" calcext:value-type="percentage">
            <text:p>0.5%</text:p>
          </table:table-cell>
          <table:table-cell table:style-name="ce8" office:value-type="percentage" office:value="0.73" calcext:value-type="percentage">
            <text:p>73%</text:p>
          </table:table-cell>
          <table:table-cell table:style-name="ce12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1" calcext:value-type="percentage">
            <text:p>81%</text:p>
          </table:table-cell>
          <table:table-cell table:style-name="ce15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5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office:annotation draw:style-name="gr2" draw:text-style-name="P3" svg:width="28.99mm" svg:height="41.51mm" svg:x="74.84mm" svg:y="80.19mm" draw:caption-point-x="-6.1mm" draw:caption-point-y="15.1mm">
              <dc:date>2017-08-17T00:00:00</dc:date>
              <text:p text:style-name="P2"><text:span text:style-name="T1">Features len: 2 </text:span><text:span text:style-name="T1">User Iteration: </text:span><text:span text:style-name="T1">20 Samples per </text:span><text:span text:style-name="T1">user: 10 Batch </text:span><text:span text:style-name="T1">iterations: 10 </text:span><text:span text:style-name="T1">Batch size: 50 </text:span><text:span text:style-name="T1">N_Steps: 336 </text:span><text:span text:style-name="T1">Units: 250 </text:span><text:span text:style-name="T1">Layers 4 </text:span><text:span text:style-name="T1">Weighting 2</text:span>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 (T1 .. T5weks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8" calcext:value-type="percentage">
            <text:p>0.8%</text:p>
          </table:table-cell>
          <table:table-cell table:style-name="ce9" office:value-type="percentage" office:value="0.64" calcext:value-type="percentage">
            <text:p>64.0%</text:p>
          </table:table-cell>
          <table:table-cell office:value-type="percentage" office:value="0.007" calcext:value-type="percentage">
            <text:p>0.7%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1<text:span text:style-name="T2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(+/-)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style-name="ce4"/>
          <table:table-cell table:style-name="ce11" office:value-type="percentage" office:value="0.0015" calcext:value-type="percentage">
            <text:p>0.2%</text:p>
          </table:table-cell>
          <table:table-cell table:style-name="ce11" office:value-type="percentage" office:value="0.0002" calcext:value-type="percentage">
            <text:p>0.0%</text:p>
          </table:table-cell>
          <table:table-cell table:style-name="ce11" office:value-type="percentage" office:value="0.15" calcext:value-type="percentage">
            <text:p>15.0%</text:p>
          </table:table-cell>
          <table:table-cell table:style-name="ce11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9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2" office:value-type="percentage" office:value="0.0029" calcext:value-type="percentage">
            <text:p>0.3%</text:p>
          </table:table-cell>
          <table:table-cell table:style-name="ce12" office:value-type="percentage" office:value="0" calcext:value-type="percentage">
            <text:p>0.0%</text:p>
          </table:table-cell>
          <table:table-cell table:style-name="ce12" office:value-type="percentage" office:value="0.62" calcext:value-type="percentage">
            <text:p>62.0%</text:p>
          </table:table-cell>
          <table:table-cell table:style-name="ce12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9" office:value-type="percentage" office:value="0" calcext:value-type="percentage">
            <text:p>0.0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9"/>
          <table:table-cell table:style-name="ce15"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2" draw:text-style-name="P3" svg:width="28.99mm" svg:height="41.51mm" svg:x="68.74mm" svg:y="150.01mm" draw:caption-point-x="0mm" draw:caption-point-y="0mm">
              <dc:date>2017-08-17T00:00:00</dc:date>
              <text:p text:style-name="P2"><text:span text:style-name="T1">Features len: 2 </text:span><text:span text:style-name="T1">User Iteration: </text:span><text:span text:style-name="T1">20 Samples per </text:span><text:span text:style-name="T1">user: 10 Batch </text:span><text:span text:style-name="T1">iterations: 10 </text:span><text:span text:style-name="T1">Batch size: 50 </text:span><text:span text:style-name="T1">N_Steps: 336 </text:span><text:span text:style-name="T1">Units: 250 </text:span><text:span text:style-name="T1">Layers 4 </text:span><text:span text:style-name="T1">Weighting 2</text:span></text:p>
            </office:annotation>
            <text:p>RNN-LSTM <text:s/>(T-1)</text:p>
          </table:table-cell>
          <table:table-cell/>
          <table:table-cell table:style-name="ce9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9"/>
          <table:table-cell/>
          <table:table-cell table:style-name="ce9"/>
          <table:table-cell table:number-columns-repeated="8"/>
        </table:table-row>
      </table:table>
      <table:table table:name="RNN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4" table:visibility="collapse" table:number-columns-repeated="6" table:default-cell-style-name="Default"/>
        <table:table-column table:style-name="co14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4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33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10" office:value-type="percentage" office:value="0.47" calcext:value-type="percentage">
            <text:p>47.00%</text:p>
          </table:table-cell>
          <table:table-cell table:style-name="ce10" office:value-type="percentage" office:value="0.07" calcext:value-type="percentage">
            <text:p>7.00%</text:p>
          </table:table-cell>
          <table:table-cell/>
          <table:table-cell table:style-name="ce10" table:number-columns-repeated="2"/>
          <table:table-cell table:number-columns-repeated="32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10" office:value-type="percentage" office:value="0.56" calcext:value-type="percentage">
            <text:p>56.00%</text:p>
          </table:table-cell>
          <table:table-cell table:style-name="ce10" office:value-type="percentage" office:value="0.08" calcext:value-type="percentage">
            <text:p>8.00%</text:p>
          </table:table-cell>
          <table:table-cell/>
          <table:table-cell table:style-name="ce10" office:value-type="percentage" office:value="0.46" calcext:value-type="percentage">
            <text:p>46.00%</text:p>
          </table:table-cell>
          <table:table-cell table:style-name="ce10" office:value-type="percentage" office:value="0.07" calcext:value-type="percentage">
            <text:p>7.00%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10" office:value-type="percentage" office:value="0.55" calcext:value-type="percentage">
            <text:p>55.00%</text:p>
          </table:table-cell>
          <table:table-cell table:style-name="ce10" office:value-type="percentage" office:value="0.07" calcext:value-type="percentage">
            <text:p>7.00%</text:p>
          </table:table-cell>
          <table:table-cell/>
          <table:table-cell table:style-name="ce10" office:value-type="percentage" office:value="0.47" calcext:value-type="percentage">
            <text:p>47.00%</text:p>
          </table:table-cell>
          <table:table-cell table:style-name="ce10"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10" table:number-columns-repeated="2"/>
          <table:table-cell/>
          <table:table-cell table:style-name="ce10" table:number-columns-repeated="2"/>
          <table:table-cell table:number-columns-repeated="32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10" office:value-type="percentage" office:value="0.55" calcext:value-type="percentage">
            <text:p>55.00%</text:p>
          </table:table-cell>
          <table:table-cell table:style-name="ce10" office:value-type="percentage" office:value="0.06" calcext:value-type="percentage">
            <text:p>6.00%</text:p>
          </table:table-cell>
          <table:table-cell/>
          <table:table-cell table:style-name="ce10" office:value-type="percentage" office:value="0.46" calcext:value-type="percentage">
            <text:p>46.00%</text:p>
          </table:table-cell>
          <table:table-cell table:style-name="ce10"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/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3" table:style-name="ce30" office:value-type="string" calcext:value-type="string">
            <text:p>t-1</text:p>
          </table:table-cell>
          <table:table-cell table:number-columns-repeated="6" table:style-name="ce30" office:value-type="string" calcext:value-type="string">
            <text:p>All</text:p>
          </table:table-cell>
          <table:table-cell table:style-name="ce30" office:value-type="string" calcext:value-type="string">
            <text:p>t-1</text:p>
          </table:table-cell>
          <table:table-cell table:style-name="ce30" office:value-type="string" calcext:value-type="string">
            <text:p>All</text:p>
          </table:table-cell>
          <table:table-cell table:number-columns-repeated="4" table:style-name="ce30" office:value-type="string" calcext:value-type="string">
            <text:p>t-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/>
          <table:table-cell table:style-name="ce26"/>
          <table:table-cell table:style-name="ce30" table:number-columns-repeated="15"/>
          <table:table-cell/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<text:s text:c="3"/>User iteration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27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10" calcext:value-type="float">
            <text:p>10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<text:s text:c="3"/>Samples per user</text:p>
          </table:table-cell>
          <table:table-cell table:number-columns-repeated="3" table:style-name="ce31" office:value-type="float" office:value="1000" calcext:value-type="float">
            <text:p>1000</text:p>
          </table:table-cell>
          <table:table-cell table:style-name="ce44" office:value-type="float" office:value="500" calcext:value-type="float">
            <text:p>50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100" calcext:value-type="float">
            <text:p>10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3" table:style-name="ce27" office:value-type="float" office:value="50" calcext:value-type="float">
            <text:p>5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<text:s text:c="3"/>Batch size</text:p>
          </table:table-cell>
          <table:table-cell table:number-columns-repeated="3" table:style-name="ce31" office:value-type="float" office:value="1000" calcext:value-type="float">
            <text:p>1000</text:p>
          </table:table-cell>
          <table:table-cell table:style-name="ce27" office:value-type="float" office:value="20" calcext:value-type="float">
            <text:p>20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3" table:style-name="ce27" office:value-type="float" office:value="50" calcext:value-type="float">
            <text:p>5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3"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30" calcext:value-type="float">
            <text:p>30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string" calcext:value-type="string">
            <text:p>Total input rows</text:p>
          </table:table-cell>
          <table:table-cell table:style-name="ce32" table:formula="of:=[.C16]*[.C15]*[.C17]" office:value-type="float" office:value="2000000" calcext:value-type="float">
            <text:p>2,000,000</text:p>
          </table:table-cell>
          <table:table-cell table:style-name="ce38" table:formula="of:=[.D16]*[.D15]*[.D17]" office:value-type="float" office:value="5000000" calcext:value-type="float">
            <text:p>5,000,000</text:p>
          </table:table-cell>
          <table:table-cell table:style-name="ce38" table:formula="of:=[.E16]*[.E15]*[.E17]" office:value-type="float" office:value="5000000" calcext:value-type="float">
            <text:p>5,000,000</text:p>
          </table:table-cell>
          <table:table-cell table:style-name="ce38" table:formula="of:=[.F16]*[.F15]*[.F17]" office:value-type="float" office:value="200000" calcext:value-type="float">
            <text:p>200,000</text:p>
          </table:table-cell>
          <table:table-cell table:style-name="ce48" table:formula="of:=[.G16]*[.G15]*[.G17]" office:value-type="float" office:value="600" calcext:value-type="float">
            <text:p>600</text:p>
          </table:table-cell>
          <table:table-cell table:style-name="ce48" table:formula="of:=[.H16]*[.H15]*[.H17]" office:value-type="float" office:value="5000" calcext:value-type="float">
            <text:p>5,000</text:p>
          </table:table-cell>
          <table:table-cell table:style-name="ce48" table:formula="of:=[.I16]*[.I15]*[.I17]" office:value-type="float" office:value="20000" calcext:value-type="float">
            <text:p>20,000</text:p>
          </table:table-cell>
          <table:table-cell table:style-name="ce38" table:formula="of:=[.J16]*[.J15]*[.J17]" office:value-type="float" office:value="500000" calcext:value-type="float">
            <text:p>500,000</text:p>
          </table:table-cell>
          <table:table-cell table:style-name="ce48" table:formula="of:=[.K16]*[.K15]*[.K17]" office:value-type="float" office:value="1000" calcext:value-type="float">
            <text:p>1,000</text:p>
          </table:table-cell>
          <table:table-cell table:style-name="ce51" table:formula="of:=[.L16]*[.L15]*[.L17]" office:value-type="float" office:value="20000" calcext:value-type="float">
            <text:p>20,000</text:p>
          </table:table-cell>
          <table:table-cell table:style-name="ce51" table:formula="of:=[.M16]*[.M15]*[.M17]" office:value-type="float" office:value="50000" calcext:value-type="float">
            <text:p>50,000</text:p>
          </table:table-cell>
          <table:table-cell table:style-name="ce51" table:formula="of:=[.N16]*[.N15]*[.N17]" office:value-type="float" office:value="25000" calcext:value-type="float">
            <text:p>25,000</text:p>
          </table:table-cell>
          <table:table-cell table:style-name="ce51" table:formula="of:=[.O16]*[.O15]*[.O17]" office:value-type="float" office:value="6000" calcext:value-type="float">
            <text:p>6,000</text:p>
          </table:table-cell>
          <table:table-cell table:style-name="ce51" table:formula="of:=[.P16]*[.P15]*[.P17]" office:value-type="float" office:value="1500" calcext:value-type="float">
            <text:p>1,500</text:p>
          </table:table-cell>
          <table:table-cell table:style-name="ce51" table:formula="of:=[.Q16]*[.Q15]*[.Q17]" office:value-type="float" office:value="20000" calcext:value-type="float">
            <text:p>20,00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Batch Iterations</text:p>
          </table:table-cell>
          <table:table-cell table:style-name="ce33" office:value-type="float" office:value="20" calcext:value-type="float">
            <text:p>2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3" table:style-name="ce27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4"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Time steps</text:p>
          </table:table-cell>
          <table:table-cell table:style-name="ce33" office:value-type="float" office:value="336" calcext:value-type="float">
            <text:p>336</text:p>
          </table:table-cell>
          <table:table-cell table:number-columns-repeated="5" table:style-name="ce31" office:value-type="float" office:value="672" calcext:value-type="float">
            <text:p>672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31" office:value-type="float" office:value="672" calcext:value-type="float">
            <text:p>672</text:p>
          </table:table-cell>
          <table:table-cell table:style-name="ce31" office:value-type="float" office:value="336" calcext:value-type="float">
            <text:p>336</text:p>
          </table:table-cell>
          <table:table-cell table:number-columns-repeated="3" table:style-name="ce31" office:value-type="float" office:value="672" calcext:value-type="float">
            <text:p>672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Hidden Units</text:p>
          </table:table-cell>
          <table:table-cell table:style-name="ce33" office:value-type="float" office:value="150" calcext:value-type="float">
            <text:p>150</text:p>
          </table:table-cell>
          <table:table-cell table:number-columns-repeated="2" table:style-name="ce31" office:value-type="float" office:value="250" calcext:value-type="float">
            <text:p>250</text:p>
          </table:table-cell>
          <table:table-cell table:style-name="ce45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33" office:value-type="float" office:value="150" calcext:value-type="float">
            <text:p>150</text:p>
          </table:table-cell>
          <table:table-cell table:number-columns-repeated="6" table:style-name="ce31" office:value-type="float" office:value="250" calcext:value-type="float">
            <text:p>25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Layers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" table:style-name="ce3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Learning rate</text:p>
          </table:table-cell>
          <table:table-cell table:number-columns-repeated="13" table:style-name="ce27" office:value-type="float" office:value="0.01" calcext:value-type="float">
            <text:p>0.01</text:p>
          </table:table-cell>
          <table:table-cell table:number-columns-repeated="2" table:style-name="ce27" office:value-type="float" office:value="0.02" calcext:value-type="float">
            <text:p>0.02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Imbalance data weighting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6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Precision</text:p>
          </table:table-cell>
          <table:table-cell table:style-name="ce34" table:number-columns-repeated="2"/>
          <table:table-cell table:style-name="ce35" office:value-type="percentage" office:value="0.91" calcext:value-type="percentage">
            <text:p>91.0%</text:p>
          </table:table-cell>
          <table:table-cell table:style-name="ce35" office:value-type="percentage" office:value="0.93" calcext:value-type="percentage">
            <text:p>93.0%</text:p>
          </table:table-cell>
          <table:table-cell table:style-name="ce49" office:value-type="percentage" office:value="0.91" calcext:value-type="percentage">
            <text:p>91.00%</text:p>
          </table:table-cell>
          <table:table-cell table:style-name="ce49" office:value-type="percentage" office:value="0.89" calcext:value-type="percentage">
            <text:p>89.00%</text:p>
          </table:table-cell>
          <table:table-cell table:number-columns-repeated="2" table:style-name="ce49" office:value-type="percentage" office:value="0.92" calcext:value-type="percentage">
            <text:p>92.00%</text:p>
          </table:table-cell>
          <table:table-cell table:style-name="ce49" office:value-type="percentage" office:value="0.89" calcext:value-type="percentage">
            <text:p>89.00%</text:p>
          </table:table-cell>
          <table:table-cell table:style-name="ce49" table:number-columns-repeated="6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Recall</text:p>
          </table:table-cell>
          <table:table-cell table:style-name="ce35" table:number-columns-repeated="2"/>
          <table:table-cell table:style-name="ce35" office:value-type="percentage" office:value="0.94" calcext:value-type="percentage">
            <text:p>94.0%</text:p>
          </table:table-cell>
          <table:table-cell table:style-name="ce35" office:value-type="percentage" office:value="0.97" calcext:value-type="percentage">
            <text:p>97.0%</text:p>
          </table:table-cell>
          <table:table-cell table:style-name="ce49" office:value-type="percentage" office:value="0.96" calcext:value-type="percentage">
            <text:p>96.00%</text:p>
          </table:table-cell>
          <table:table-cell table:style-name="ce49" office:value-type="percentage" office:value="0.93" calcext:value-type="percentage">
            <text:p>93.00%</text:p>
          </table:table-cell>
          <table:table-cell table:style-name="ce49" office:value-type="percentage" office:value="0.98" calcext:value-type="percentage">
            <text:p>98.00%</text:p>
          </table:table-cell>
          <table:table-cell table:style-name="ce49" office:value-type="percentage" office:value="0.94" calcext:value-type="percentage">
            <text:p>94.00%</text:p>
          </table:table-cell>
          <table:table-cell table:style-name="ce49" office:value-type="percentage" office:value="0.91" calcext:value-type="percentage">
            <text:p>91.00%</text:p>
          </table:table-cell>
          <table:table-cell table:style-name="ce49" table:number-columns-repeated="6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F-Score</text:p>
          </table:table-cell>
          <table:table-cell table:style-name="ce35"/>
          <table:table-cell table:style-name="ce39"/>
          <table:table-cell table:style-name="ce39" office:value-type="percentage" office:value="0.92" calcext:value-type="percentage">
            <text:p>92.0%</text:p>
          </table:table-cell>
          <table:table-cell table:style-name="ce39" office:value-type="percentage" office:value="0.95" calcext:value-type="percentage">
            <text:p>95.0%</text:p>
          </table:table-cell>
          <table:table-cell table:style-name="ce49" office:value-type="percentage" office:value="0.94" calcext:value-type="percentage">
            <text:p>94.00%</text:p>
          </table:table-cell>
          <table:table-cell table:style-name="ce49" office:value-type="percentage" office:value="0.91" calcext:value-type="percentage">
            <text:p>91.00%</text:p>
          </table:table-cell>
          <table:table-cell table:style-name="ce49" office:value-type="percentage" office:value="0.95" calcext:value-type="percentage">
            <text:p>95.00%</text:p>
          </table:table-cell>
          <table:table-cell table:style-name="ce49" office:value-type="percentage" office:value="0.93" calcext:value-type="percentage">
            <text:p>93.00%</text:p>
          </table:table-cell>
          <table:table-cell table:style-name="ce49" office:value-type="percentage" office:value="0.9" calcext:value-type="percentage">
            <text:p>90.00%</text:p>
          </table:table-cell>
          <table:table-cell table:style-name="ce49" table:number-columns-repeated="6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>
            <text:p>Precision</text:p>
          </table:table-cell>
          <table:table-cell table:style-name="ce36" office:value-type="percentage" office:value="0.57" calcext:value-type="percentage">
            <text:p>57.00%</text:p>
          </table:table-cell>
          <table:table-cell table:style-name="ce36" office:value-type="percentage" office:value="0.5" calcext:value-type="percentage">
            <text:p>50.00%</text:p>
          </table:table-cell>
          <table:table-cell table:style-name="ce41" office:value-type="percentage" office:value="0.71" calcext:value-type="percentage">
            <text:p>71.00%</text:p>
          </table:table-cell>
          <table:table-cell table:style-name="ce47" office:value-type="percentage" office:value="0.66" calcext:value-type="percentage">
            <text:p>66.00%</text:p>
          </table:table-cell>
          <table:table-cell table:style-name="ce36" office:value-type="percentage" office:value="0.57" calcext:value-type="percentage">
            <text:p>57.00%</text:p>
          </table:table-cell>
          <table:table-cell table:style-name="ce36" office:value-type="percentage" office:value="0.22" calcext:value-type="percentage">
            <text:p>22.00%</text:p>
          </table:table-cell>
          <table:table-cell table:style-name="ce41" office:value-type="percentage" office:value="0.77" calcext:value-type="percentage">
            <text:p>77.00%</text:p>
          </table:table-cell>
          <table:table-cell table:style-name="ce36" office:value-type="percentage" office:value="0.48" calcext:value-type="percentage">
            <text:p>48.00%</text:p>
          </table:table-cell>
          <table:table-cell table:style-name="ce36" office:value-type="percentage" office:value="0.36" calcext:value-type="percentage">
            <text:p>36.00%</text:p>
          </table:table-cell>
          <table:table-cell table:number-columns-repeated="2" table:style-name="ce41" office:value-type="percentage" office:value="0.7" calcext:value-type="percentage">
            <text:p>70.00%</text:p>
          </table:table-cell>
          <table:table-cell table:number-columns-repeated="2" table:style-name="ce53" office:value-type="percentage" office:value="0" calcext:value-type="percentage">
            <text:p>0.00%</text:p>
          </table:table-cell>
          <table:table-cell table:number-columns-repeated="2" table:style-name="ce53" office:value-type="percentage" office:value="0.00091" calcext:value-type="percentage">
            <text:p>0.09%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Recall</text:p>
          </table:table-cell>
          <table:table-cell table:style-name="ce35" office:value-type="percentage" office:value="0.14" calcext:value-type="percentage">
            <text:p>14.0%</text:p>
          </table:table-cell>
          <table:table-cell table:style-name="ce35" office:value-type="percentage" office:value="0.23" calcext:value-type="percentage">
            <text:p>23.0%</text:p>
          </table:table-cell>
          <table:table-cell table:style-name="ce42" office:value-type="percentage" office:value="0.62" calcext:value-type="percentage">
            <text:p>62.0%</text:p>
          </table:table-cell>
          <table:table-cell table:style-name="ce35" office:value-type="percentage" office:value="0.46" calcext:value-type="percentage">
            <text:p>46.0%</text:p>
          </table:table-cell>
          <table:table-cell table:style-name="ce49" office:value-type="percentage" office:value="0.33" calcext:value-type="percentage">
            <text:p>33.00%</text:p>
          </table:table-cell>
          <table:table-cell table:style-name="ce49" office:value-type="percentage" office:value="0.14" calcext:value-type="percentage">
            <text:p>14.00%</text:p>
          </table:table-cell>
          <table:table-cell table:style-name="ce49" office:value-type="percentage" office:value="0.42" calcext:value-type="percentage">
            <text:p>42.00%</text:p>
          </table:table-cell>
          <table:table-cell table:style-name="ce49" office:value-type="percentage" office:value="0.43" calcext:value-type="percentage">
            <text:p>43.00%</text:p>
          </table:table-cell>
          <table:table-cell table:style-name="ce49" office:value-type="percentage" office:value="0.31" calcext:value-type="percentage">
            <text:p>31.00%</text:p>
          </table:table-cell>
          <table:table-cell table:style-name="ce47" office:value-type="percentage" office:value="0.69" calcext:value-type="percentage">
            <text:p>69.00%</text:p>
          </table:table-cell>
          <table:table-cell table:style-name="ce47" office:value-type="percentage" office:value="0.64" calcext:value-type="percentage">
            <text:p>64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number-columns-repeated="2" table:style-name="ce54" office:value-type="percentage" office:value="0.01" calcext:value-type="percentage">
            <text:p>1.00%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43" table:number-columns-repeated="2"/>
          <table:table-cell table:style-name="ce10" table:number-columns-repeated="9"/>
          <table:table-cell table:number-columns-repeated="24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table:style-name="ce4"/>
          <table:table-cell table:style-name="ce37" table:number-columns-repeated="2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37"/>
        </table:table-row>
      </table:table>
      <table:table table:name="RNNModel12" table:style-name="ta1">
        <table:shapes>
          <draw:frame draw:z-index="0" draw:style-name="gr1" draw:text-style-name="P1" svg:width="236.27mm" svg:height="112.2mm" svg:x="357.82mm" svg:y="9.07mm">
            <loext:p draw:notify-on-update-of-ranges="RNNModel12.E2:RNNModel12.E2 RNNModel12.E3:RNNModel12.E100 RNNModel12.F2:RNNModel12.F2 RNNModel12.F3:RNNModel12.F100 RNNModel12.G2:RNNModel12.G2 RNNModel12.G3:RNNModel12.G100 RNNModel12.H2:RNNModel12.H2 RNNModel12.H3:RNNModel12.H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Train Precision</text:p>
          </table:table-cell>
          <table:table-cell table:style-name="ce2" office:value-type="string" calcext:value-type="string">
            <text:p>Train Recall</text:p>
          </table:table-cell>
          <table:table-cell table:style-name="ce2" office:value-type="string" calcext:value-type="string">
            <text:p>Test Precision</text:p>
          </table:table-cell>
          <table:table-cell table:style-name="ce2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TimeSeriesAnalysis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ce56"/>
        <table:table-column table:style-name="co2" table:default-cell-style-name="ce12"/>
        <table:table-column table:style-name="co2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on-play</text:p>
          </table:table-cell>
          <table:table-cell table:style-name="ce1" office:value-type="string" calcext:value-type="string">
            <text:p>Pla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7" office:value-type="float" office:value="3856147" calcext:value-type="float">
            <text:p>3856147</text:p>
          </table:table-cell>
          <table:table-cell table:style-name="ce17" office:value-type="float" office:value="361081" calcext:value-type="float">
            <text:p>361081</text:p>
          </table:table-cell>
          <table:table-cell table:style-name="ce17" office:value-type="float" office:value="4217228" calcext:value-type="float">
            <text:p>4217228</text:p>
          </table:table-cell>
          <table:table-cell table:style-name="ce10" table:formula="of:=[.C7]/[.E7]" office:value-type="percentage" office:value="0.914379540304674" calcext:value-type="percentage">
            <text:p>91.44%</text:p>
          </table:table-cell>
          <table:table-cell table:style-name="ce10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7" office:value-type="float" office:value="3261587" calcext:value-type="float">
            <text:p>3261587</text:p>
          </table:table-cell>
          <table:table-cell table:style-name="ce17" office:value-type="float" office:value="36619" calcext:value-type="float">
            <text:p>36619</text:p>
          </table:table-cell>
          <table:table-cell table:style-name="ce17" table:formula="of:=SUM([.C8:.D8])" office:value-type="float" office:value="3298206" calcext:value-type="float">
            <text:p>3298206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5" table:formula="of:=[.D8]/[.D7]" office:value-type="percentage" office:value="0.101414917982392" calcext:value-type="percentage">
            <text:p>10.14%</text:p>
          </table:table-cell>
          <table:table-cell table:style-name="ce17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 calcext:value-type="string">
            <text:p><text:s text:c="4"/>of which t-24hrs is a non-play</text:p>
          </table:table-cell>
          <table:table-cell table:style-name="ce57" office:value-type="float" office:value="172463" calcext:value-type="float">
            <text:p>172,463</text:p>
          </table:table-cell>
          <table:table-cell table:style-name="ce59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10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58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LogisticRegression" table:style-name="ta1">
        <table:shapes>
          <draw:frame draw:z-index="0" draw:style-name="gr1" draw:text-style-name="P1" svg:width="159.99mm" svg:height="89.99mm" svg:x="55.06mm" svg:y="28.98mm">
            <loext:p draw:notify-on-update-of-ranges="LogisticRegression.B4:LogisticRegression.B19 LogisticRegression.D3:LogisticRegression.D3 LogisticRegression.D4:LogisticRegression.D19 LogisticRegression.E3:LogisticRegression.E3 LogisticRegression.E4:LogisticRegression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61"/>
        <table:table-column table:style-name="co2" table:default-cell-style-name="ce62"/>
        <table:table-column table:style-name="co2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60" office:value-type="string" calcext:value-type="string">
            <text:p>Field</text:p>
          </table:table-cell>
          <table:table-cell table:style-name="ce2" office:value-type="string" calcext:value-type="string">
            <text:p>Log Reg.</text:p>
          </table:table-cell>
          <table:table-cell table:style-name="ce64" office:value-type="string" calcext:value-type="string">
            <text:p>Prediction</text:p>
          </table:table-cell>
          <table:table-cell table:style-name="ce64" office:value-type="string" calcext:value-type="string">
            <text:p>Reca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61" office:value-type="float" office:value="3.99677" calcext:value-type="float">
            <text:p>3.99677</text:p>
          </table:table-cell>
          <table:table-cell table:style-name="ce65" office:value-type="percentage" office:value="0.758" calcext:value-type="percentage">
            <text:p>75.80%</text:p>
          </table:table-cell>
          <table:table-cell table:style-name="ce10" office:value-type="percentage" office:value="0.66" calcext:value-type="percentage">
            <text:p>66.00%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style-name="ce65" office:value-type="percentage" office:value="0.69" calcext:value-type="percentage">
            <text:p>69.00%</text:p>
          </table:table-cell>
          <table:table-cell table:style-name="ce10" office:value-type="percentage" office:value="0.76" calcext:value-type="percentage">
            <text:p>76.00%</text:p>
          </table:table-cell>
          <table:table-cell/>
          <table:table-cell table:style-name="ce61" office:value-type="string" calcext:value-type="string">
            <text:p>t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style-name="ce65" office:value-type="percentage" office:value="0.71" calcext:value-type="percentage">
            <text:p>71.00%</text:p>
          </table:table-cell>
          <table:table-cell table:style-name="ce10" office:value-type="percentage" office:value="0.76" calcext:value-type="percentage">
            <text:p>76.00%</text:p>
          </table:table-cell>
          <table:table-cell/>
          <table:table-cell table:style-name="ce61" office:value-type="string" calcext:value-type="string">
            <text:p>t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style-name="ce65" office:value-type="percentage" office:value="0.73" calcext:value-type="percentage">
            <text:p>73.00%</text:p>
          </table:table-cell>
          <table:table-cell table:style-name="ce10" office:value-type="percentage" office:value="0.75" calcext:value-type="percentage">
            <text:p>75.00%</text:p>
          </table:table-cell>
          <table:table-cell/>
          <table:table-cell table:style-name="ce61" office:value-type="string" calcext:value-type="string">
            <text:p>t-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style-name="ce65" office:value-type="percentage" office:value="0.685" calcext:value-type="percentage">
            <text:p>68.50%</text:p>
          </table:table-cell>
          <table:table-cell table:style-name="ce10" office:value-type="percentage" office:value="0.76" calcext:value-type="percentage">
            <text:p>76.00%</text:p>
          </table:table-cell>
          <table:table-cell/>
          <table:table-cell table:style-name="ce61" office:value-type="string" calcext:value-type="string">
            <text:p>t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style-name="ce65" office:value-type="percentage" office:value="0.7" calcext:value-type="percentage">
            <text:p>70.00%</text:p>
          </table:table-cell>
          <table:table-cell table:style-name="ce10" office:value-type="percentage" office:value="0.764" calcext:value-type="percentage">
            <text:p>76.40%</text:p>
          </table:table-cell>
          <table:table-cell/>
          <table:table-cell table:style-name="ce61" office:value-type="string" calcext:value-type="string">
            <text:p>t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style-name="ce65" office:value-type="percentage" office:value="0.67" calcext:value-type="percentage">
            <text:p>67.00%</text:p>
          </table:table-cell>
          <table:table-cell table:style-name="ce10" office:value-type="percentage" office:value="0.78" calcext:value-type="percentage">
            <text:p>78.00%</text:p>
          </table:table-cell>
          <table:table-cell/>
          <table:table-cell table:style-name="ce61" office:value-type="string" calcext:value-type="string">
            <text:p>t-23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style-name="ce65" office:value-type="percentage" office:value="0.6" calcext:value-type="percentage">
            <text:p>60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t-24hr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63" office:value-type="float" office:value="-0.27923" calcext:value-type="float">
            <text:p>-0.27923</text:p>
          </table:table-cell>
          <table:table-cell table:style-name="ce65" office:value-type="percentage" office:value="0.61" calcext:value-type="percentage">
            <text:p>61.00%</text:p>
          </table:table-cell>
          <table:table-cell table:style-name="ce10" office:value-type="percentage" office:value="0.8" calcext:value-type="percentage">
            <text:p>80.00%</text:p>
          </table:table-cell>
          <table:table-cell/>
          <table:table-cell table:style-name="ce61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style-name="ce65" office:value-type="percentage" office:value="0.6" calcext:value-type="percentage">
            <text:p>60.00%</text:p>
          </table:table-cell>
          <table:table-cell table:style-name="ce10" office:value-type="percentage" office:value="0.8" calcext:value-type="percentage">
            <text:p>80.00%</text:p>
          </table:table-cell>
          <table:table-cell/>
          <table:table-cell table:style-name="ce61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63" office:value-type="float" office:value="-0.10579" calcext:value-type="float">
            <text:p>-0.10579</text:p>
          </table:table-cell>
          <table:table-cell table:style-name="ce65" office:value-type="percentage" office:value="0.6" calcext:value-type="percentage">
            <text:p>60.00%</text:p>
          </table:table-cell>
          <table:table-cell table:style-name="ce10" office:value-type="percentage" office:value="0.8" calcext:value-type="percentage">
            <text:p>80.00%</text:p>
          </table:table-cell>
          <table:table-cell/>
          <table:table-cell table:style-name="ce61" office:value-type="string" calcext:value-type="string">
            <text:p>t-24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63" office:value-type="float" office:value="-0.14689" calcext:value-type="float">
            <text:p>-0.14689</text:p>
          </table:table-cell>
          <table:table-cell table:style-name="ce65" office:value-type="percentage" office:value="0.61" calcext:value-type="percentage">
            <text:p>61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HrsFrom5p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63" office:value-type="float" office:value="-0.12977" calcext:value-type="float">
            <text:p>-0.12977</text:p>
          </table:table-cell>
          <table:table-cell table:style-name="ce65" office:value-type="percentage" office:value="0.61" calcext:value-type="percentage">
            <text:p>61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isS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63" office:value-type="float" office:value="-0.14111" calcext:value-type="float">
            <text:p>-0.14111</text:p>
          </table:table-cell>
          <table:table-cell table:style-name="ce65" office:value-type="percentage" office:value="0.61" calcext:value-type="percentage">
            <text:p>61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isM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63" office:value-type="float" office:value="-0.19522" calcext:value-type="float">
            <text:p>-0.19522</text:p>
          </table:table-cell>
          <table:table-cell table:style-name="ce65" office:value-type="percentage" office:value="0.61" calcext:value-type="percentage">
            <text:p>61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isT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table:style-name="ce65" office:value-type="percentage" office:value="0.63" calcext:value-type="percentage">
            <text:p>63.00%</text:p>
          </table:table-cell>
          <table:table-cell table:style-name="ce10" office:value-type="percentage" office:value="0.79" calcext:value-type="percentage">
            <text:p>79.00%</text:p>
          </table:table-cell>
          <table:table-cell/>
          <table:table-cell table:style-name="ce61" office:value-type="string" calcext:value-type="string">
            <text:p>isWe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63"/>
          <table:table-cell table:style-name="ce10"/>
          <table:table-cell/>
          <table:table-cell table:style-name="ce61" office:value-type="string" calcext:value-type="string">
            <text:p>isThu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3"/>
          <table:table-cell table:number-columns-repeated="2"/>
          <table:table-cell table:style-name="ce61" office:value-type="string" calcext:value-type="string">
            <text:p>isF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sSa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60" office:value-type="string" calcext:value-type="string">
            <text:p>Field</text:p>
          </table:table-cell>
          <table:table-cell table:style-name="ce2" office:value-type="string" calcext:value-type="string">
            <text:p>Log Reg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1</text:p>
          </table:table-cell>
          <table:table-cell table:style-name="ce61" office:value-type="float" office:value="3.99677" calcext:value-type="float">
            <text:p>3.99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isSat</text:p>
          </table:table-cell>
          <table:table-cell table:style-name="ce63" office:value-type="float" office:value="-0.27923" calcext:value-type="float">
            <text:p>-0.2792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63"/>
          <table:table-cell table:number-columns-repeated="6"/>
        </table:table-row>
        <table:table-row table:style-name="ro1">
          <table:table-cell table:number-columns-repeated="2"/>
          <table:table-cell table:style-name="ce63"/>
          <table:table-cell table:number-columns-repeated="6"/>
        </table:table-row>
      </table:table>
      <table:table table:name="RBF" table:style-name="ta1">
        <table:table-column table:style-name="co2" table:default-cell-style-name="Default"/>
        <table:table-column table:style-name="co2" table:number-columns-repeated="2" table:default-cell-style-name="ce13"/>
        <table:table-column table:style-name="co2" table:number-columns-repeated="2" table:default-cell-style-name="ce6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Gamma</text:p>
          </table:table-cell>
          <table:table-cell table:style-name="ce64" office:value-type="string" calcext:value-type="string">
            <text:p>Precision</text:p>
          </table:table-cell>
          <table:table-cell table:style-name="ce64"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916" calcext:value-type="float">
            <text:p>0.92</text:p>
          </table:table-cell>
          <table:table-cell office:value-type="float" office:value="0.041" calcext:value-type="float">
            <text:p>0.0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1"/>
          <table:table-cell table:number-columns-repeated="3"/>
        </table:table-row>
        <table:table-row table:style-name="ro3" table:number-rows-repeated="8"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7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7" table:number-columns-repeated="2"/>
        </table:table-row>
      </table:table>
      <table:table table:name="Sheet9" table:style-name="ta1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0" table:default-cell-style-name="ce13"/>
        <table:table-column table:style-name="co16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row table:style-name="ro4">
          <table:table-cell table:style-name="ce68"/>
          <table:table-cell/>
          <table:table-cell table:style-name="ce68"/>
          <table:table-cell/>
          <table:table-cell table:style-name="ce77" table:number-columns-repeated="2"/>
          <table:table-cell table:style-name="ce68"/>
          <table:table-cell table:style-name="ce64" table:number-columns-repeated="4"/>
          <table:table-cell table:style-name="ce85"/>
          <table:table-cell table:style-name="ce2"/>
          <table:table-cell/>
        </table:table-row>
        <table:table-row table:style-name="ro5">
          <table:table-cell table:style-name="ce68" office:value-type="string" calcext:value-type="string" table:number-columns-spanned="2" table:number-rows-spanned="1">
            <text:p>Logits</text:p>
          </table:table-cell>
          <table:covered-table-cell/>
          <table:table-cell table:style-name="ce68" office:value-type="string" calcext:value-type="string" table:number-columns-spanned="2" table:number-rows-spanned="1">
            <text:p>Softmax</text:p>
          </table:table-cell>
          <table:covered-table-cell/>
          <table:table-cell table:style-name="ce77" table:number-columns-repeated="2"/>
          <table:table-cell table:style-name="ce68" office:value-type="string" calcext:value-type="string" table:number-columns-spanned="2" table:number-rows-spanned="1">
            <text:p>Natural Log</text:p>
          </table:table-cell>
          <table:covered-table-cell table:style-name="ce64"/>
          <table:table-cell table:style-name="ce64" office:value-type="string" calcext:value-type="string">
            <text:p>Pick target</text:p>
          </table:table-cell>
          <table:table-cell table:style-name="ce64" office:value-type="string" calcext:value-type="string">
            <text:p>Weight</text:p>
          </table:table-cell>
          <table:table-cell table:style-name="ce64" office:value-type="string" calcext:value-type="string">
            <text:p>Cost</text:p>
          </table:table-cell>
          <table:table-cell table:style-name="ce85" office:value-type="string" calcext:value-type="string">
            <text:p>Actual label</text:p>
          </table:table-cell>
          <table:table-cell table:style-name="ce2"/>
          <table:table-cell/>
        </table:table-row>
        <table:table-row table:style-name="ro6">
          <table:table-cell table:style-name="ce69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um</text:p>
          </table:table-cell>
          <table:table-cell table:style-name="ce78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 or 1</text:p>
          </table:table-cell>
          <table:table-cell table:style-name="ce83" table:number-columns-repeated="2"/>
          <table:table-cell table:style-name="ce86"/>
          <table:table-cell table:style-name="ce1"/>
          <table:table-cell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4])/(SUM(EXP([.$A4]);EXP([.$B4])))" office:value-type="float" office:value="0.546138871518901" calcext:value-type="float">
            <text:p>0.55</text:p>
          </table:table-cell>
          <table:table-cell table:style-name="ce67" table:formula="of:=EXP([.B4])/(SUM(EXP([.$A4]);EXP([.$B4])))" office:value-type="float" office:value="0.453861128481099" calcext:value-type="float">
            <text:p>0.45</text:p>
          </table:table-cell>
          <table:table-cell table:style-name="ce79" table:formula="of:=SUM([.C4:.D4])" office:value-type="float" office:value="1" calcext:value-type="float">
            <text:p>1</text:p>
          </table:table-cell>
          <table:table-cell table:style-name="ce79"/>
          <table:table-cell table:style-name="ce67" table:formula="of:=LN([.C4])" office:value-type="float" office:value="-0.604881992135831" calcext:value-type="float">
            <text:p>-0.60</text:p>
          </table:table-cell>
          <table:table-cell table:style-name="ce67" table:formula="of:=LN([.D4])" office:value-type="float" office:value="-0.789964012135831" calcext:value-type="float">
            <text:p>-0.79</text:p>
          </table:table-cell>
          <table:table-cell table:style-name="ce67" table:formula="of:=INDEX([.G4:.H4];[.L4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4]*[.I4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2691334" calcext:value-type="float">
            <text:p>0.527</text:p>
          </table:table-cell>
          <table:table-cell table:style-name="ce73" office:value-type="float" office:value="0.26482213" calcext:value-type="float">
            <text:p>0.265</text:p>
          </table:table-cell>
          <table:table-cell table:style-name="ce67" table:formula="of:=EXP([.A5])/(SUM(EXP([.$A5]);EXP([.$B5])))" office:value-type="float" office:value="0.565150287877707" calcext:value-type="float">
            <text:p>0.57</text:p>
          </table:table-cell>
          <table:table-cell table:style-name="ce67" table:formula="of:=EXP([.B5])/(SUM(EXP([.$A5]);EXP([.$B5])))" office:value-type="float" office:value="0.434849712122293" calcext:value-type="float">
            <text:p>0.43</text:p>
          </table:table-cell>
          <table:table-cell table:style-name="ce79" table:formula="of:=SUM([.C5:.D5])" office:value-type="float" office:value="1" calcext:value-type="float">
            <text:p>1</text:p>
          </table:table-cell>
          <table:table-cell table:style-name="ce79"/>
          <table:table-cell table:style-name="ce67" table:formula="of:=LN([.C5])" office:value-type="float" office:value="-0.570663586962696" calcext:value-type="float">
            <text:p>-0.57</text:p>
          </table:table-cell>
          <table:table-cell table:style-name="ce67" table:formula="of:=LN([.D5])" office:value-type="float" office:value="-0.832754796962696" calcext:value-type="float">
            <text:p>-0.83</text:p>
          </table:table-cell>
          <table:table-cell table:style-name="ce67" table:formula="of:=INDEX([.G5:.H5];[.L5]+1)*-1" office:value-type="float" office:value="0.570663586962696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style-name="ce70" table:formula="of:=[.J5]*[.I5]" office:value-type="float" office:value="0.570663586962696" calcext:value-type="float">
            <text:p>0.571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1.99823177" calcext:value-type="float">
            <text:p>1.998</text:p>
          </table:table-cell>
          <table:table-cell table:style-name="ce73" office:value-type="float" office:value="-1.15808666" calcext:value-type="float">
            <text:p>-1.158</text:p>
          </table:table-cell>
          <table:table-cell table:style-name="ce67" table:formula="of:=EXP([.A6])/(SUM(EXP([.$A6]);EXP([.$B6])))" office:value-type="float" office:value="0.959156964911427" calcext:value-type="float">
            <text:p>0.96</text:p>
          </table:table-cell>
          <table:table-cell table:style-name="ce67" table:formula="of:=EXP([.B6])/(SUM(EXP([.$A6]);EXP([.$B6])))" office:value-type="float" office:value="0.0408430350885726" calcext:value-type="float">
            <text:p>0.04</text:p>
          </table:table-cell>
          <table:table-cell table:style-name="ce79" table:formula="of:=SUM([.C6:.D6])" office:value-type="float" office:value="1" calcext:value-type="float">
            <text:p>1</text:p>
          </table:table-cell>
          <table:table-cell table:style-name="ce79"/>
          <table:table-cell table:style-name="ce67" table:formula="of:=LN([.C6])" office:value-type="float" office:value="-0.0417005418805914" calcext:value-type="float">
            <text:p>-0.04</text:p>
          </table:table-cell>
          <table:table-cell table:style-name="ce67" table:formula="of:=LN([.D6])" office:value-type="float" office:value="-3.19801897188059" calcext:value-type="float">
            <text:p>-3.20</text:p>
          </table:table-cell>
          <table:table-cell table:style-name="ce67" table:formula="of:=INDEX([.G6:.H6];[.L6]+1)*-1" office:value-type="float" office:value="0.041700541880591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70" table:formula="of:=[.J6]*[.I6]" office:value-type="float" office:value="0.0417005418805914" calcext:value-type="float">
            <text:p>0.042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7])/(SUM(EXP([.$A7]);EXP([.$B7])))" office:value-type="float" office:value="0.546138871518901" calcext:value-type="float">
            <text:p>0.55</text:p>
          </table:table-cell>
          <table:table-cell table:style-name="ce67" table:formula="of:=EXP([.B7])/(SUM(EXP([.$A7]);EXP([.$B7])))" office:value-type="float" office:value="0.453861128481099" calcext:value-type="float">
            <text:p>0.45</text:p>
          </table:table-cell>
          <table:table-cell table:style-name="ce79" table:formula="of:=SUM([.C7:.D7])" office:value-type="float" office:value="1" calcext:value-type="float">
            <text:p>1</text:p>
          </table:table-cell>
          <table:table-cell table:style-name="ce79"/>
          <table:table-cell table:style-name="ce67" table:formula="of:=LN([.C7])" office:value-type="float" office:value="-0.604881992135831" calcext:value-type="float">
            <text:p>-0.60</text:p>
          </table:table-cell>
          <table:table-cell table:style-name="ce67" table:formula="of:=LN([.D7])" office:value-type="float" office:value="-0.789964012135831" calcext:value-type="float">
            <text:p>-0.79</text:p>
          </table:table-cell>
          <table:table-cell table:style-name="ce67" table:formula="of:=INDEX([.G7:.H7];[.L7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7]*[.I7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49955547" calcext:value-type="float">
            <text:p>0.500</text:p>
          </table:table-cell>
          <table:table-cell table:style-name="ce73" office:value-type="float" office:value="0.31619477" calcext:value-type="float">
            <text:p>0.316</text:p>
          </table:table-cell>
          <table:table-cell table:style-name="ce67" table:formula="of:=EXP([.A8])/(SUM(EXP([.$A8]);EXP([.$B8])))" office:value-type="float" office:value="0.5457121720741" calcext:value-type="float">
            <text:p>0.55</text:p>
          </table:table-cell>
          <table:table-cell table:style-name="ce67" table:formula="of:=EXP([.B8])/(SUM(EXP([.$A8]);EXP([.$B8])))" office:value-type="float" office:value="0.4542878279259" calcext:value-type="float">
            <text:p>0.45</text:p>
          </table:table-cell>
          <table:table-cell table:style-name="ce79" table:formula="of:=SUM([.C8:.D8])" office:value-type="float" office:value="1" calcext:value-type="float">
            <text:p>1</text:p>
          </table:table-cell>
          <table:table-cell table:style-name="ce79"/>
          <table:table-cell table:style-name="ce67" table:formula="of:=LN([.C8])" office:value-type="float" office:value="-0.605663599606975" calcext:value-type="float">
            <text:p>-0.61</text:p>
          </table:table-cell>
          <table:table-cell table:style-name="ce67" table:formula="of:=LN([.D8])" office:value-type="float" office:value="-0.789024299606975" calcext:value-type="float">
            <text:p>-0.79</text:p>
          </table:table-cell>
          <table:table-cell table:style-name="ce67" table:formula="of:=INDEX([.G8:.H8];[.L8]+1)*-1" office:value-type="float" office:value="0.605663599606975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70" table:formula="of:=[.J8]*[.I8]" office:value-type="float" office:value="0.605663599606975" calcext:value-type="float">
            <text:p>0.606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1.81773412" calcext:value-type="float">
            <text:p>1.818</text:p>
          </table:table-cell>
          <table:table-cell table:style-name="ce73" office:value-type="float" office:value="-0.95891583" calcext:value-type="float">
            <text:p>-0.959</text:p>
          </table:table-cell>
          <table:table-cell table:style-name="ce67" table:formula="of:=EXP([.A9])/(SUM(EXP([.$A9]);EXP([.$B9])))" office:value-type="float" office:value="0.941400911204817" calcext:value-type="float">
            <text:p>0.94</text:p>
          </table:table-cell>
          <table:table-cell table:style-name="ce67" table:formula="of:=EXP([.B9])/(SUM(EXP([.$A9]);EXP([.$B9])))" office:value-type="float" office:value="0.0585990887951827" calcext:value-type="float">
            <text:p>0.06</text:p>
          </table:table-cell>
          <table:table-cell table:style-name="ce79" table:formula="of:=SUM([.C9:.D9])" office:value-type="float" office:value="1" calcext:value-type="float">
            <text:p>1</text:p>
          </table:table-cell>
          <table:table-cell table:style-name="ce79"/>
          <table:table-cell table:style-name="ce67" table:formula="of:=LN([.C9])" office:value-type="float" office:value="-0.0603861820903275" calcext:value-type="float">
            <text:p>-0.06</text:p>
          </table:table-cell>
          <table:table-cell table:style-name="ce67" table:formula="of:=LN([.D9])" office:value-type="float" office:value="-2.83703613209033" calcext:value-type="float">
            <text:p>-2.84</text:p>
          </table:table-cell>
          <table:table-cell table:style-name="ce67" table:formula="of:=INDEX([.G9:.H9];[.L9]+1)*-1" office:value-type="float" office:value="0.0603861820903275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70" table:formula="of:=[.J9]*[.I9]" office:value-type="float" office:value="0.0603861820903275" calcext:value-type="float">
            <text:p>0.060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392" calcext:value-type="float">
            <text:p>0.501</text:p>
          </table:table-cell>
          <table:table-cell table:style-name="ce73" office:value-type="float" office:value="0.31562287" calcext:value-type="float">
            <text:p>0.316</text:p>
          </table:table-cell>
          <table:table-cell table:style-name="ce67" table:formula="of:=EXP([.A10])/(SUM(EXP([.$A10]);EXP([.$B10])))" office:value-type="float" office:value="0.546136152370411" calcext:value-type="float">
            <text:p>0.55</text:p>
          </table:table-cell>
          <table:table-cell table:style-name="ce67" table:formula="of:=EXP([.B10])/(SUM(EXP([.$A10]);EXP([.$B10])))" office:value-type="float" office:value="0.453863847629589" calcext:value-type="float">
            <text:p>0.45</text:p>
          </table:table-cell>
          <table:table-cell table:style-name="ce79" table:formula="of:=SUM([.C10:.D10])" office:value-type="float" office:value="1" calcext:value-type="float">
            <text:p>1</text:p>
          </table:table-cell>
          <table:table-cell table:style-name="ce79"/>
          <table:table-cell table:style-name="ce67" table:formula="of:=LN([.C10])" office:value-type="float" office:value="-0.604886971007325" calcext:value-type="float">
            <text:p>-0.60</text:p>
          </table:table-cell>
          <table:table-cell table:style-name="ce67" table:formula="of:=LN([.D10])" office:value-type="float" office:value="-0.789958021007325" calcext:value-type="float">
            <text:p>-0.79</text:p>
          </table:table-cell>
          <table:table-cell table:style-name="ce67" table:formula="of:=INDEX([.G10:.H10];[.L10]+1)*-1" office:value-type="float" office:value="0.604886971007325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10]*[.I10]" office:value-type="float" office:value="0.604886971007325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11])/(SUM(EXP([.$A11]);EXP([.$B11])))" office:value-type="float" office:value="0.546138871518901" calcext:value-type="float">
            <text:p>0.55</text:p>
          </table:table-cell>
          <table:table-cell table:style-name="ce67" table:formula="of:=EXP([.B11])/(SUM(EXP([.$A11]);EXP([.$B11])))" office:value-type="float" office:value="0.453861128481099" calcext:value-type="float">
            <text:p>0.45</text:p>
          </table:table-cell>
          <table:table-cell table:style-name="ce79" table:formula="of:=SUM([.C11:.D11])" office:value-type="float" office:value="1" calcext:value-type="float">
            <text:p>1</text:p>
          </table:table-cell>
          <table:table-cell table:style-name="ce79"/>
          <table:table-cell table:style-name="ce67" table:formula="of:=LN([.C11])" office:value-type="float" office:value="-0.604881992135831" calcext:value-type="float">
            <text:p>-0.60</text:p>
          </table:table-cell>
          <table:table-cell table:style-name="ce67" table:formula="of:=LN([.D11])" office:value-type="float" office:value="-0.789964012135831" calcext:value-type="float">
            <text:p>-0.79</text:p>
          </table:table-cell>
          <table:table-cell table:style-name="ce67" table:formula="of:=INDEX([.G11:.H11];[.L1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11]*[.I11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12])/(SUM(EXP([.$A12]);EXP([.$B12])))" office:value-type="float" office:value="0.546138871518901" calcext:value-type="float">
            <text:p>0.55</text:p>
          </table:table-cell>
          <table:table-cell table:style-name="ce67" table:formula="of:=EXP([.B12])/(SUM(EXP([.$A12]);EXP([.$B12])))" office:value-type="float" office:value="0.453861128481099" calcext:value-type="float">
            <text:p>0.45</text:p>
          </table:table-cell>
          <table:table-cell table:style-name="ce79" table:formula="of:=SUM([.C12:.D12])" office:value-type="float" office:value="1" calcext:value-type="float">
            <text:p>1</text:p>
          </table:table-cell>
          <table:table-cell table:style-name="ce79"/>
          <table:table-cell table:style-name="ce67" table:formula="of:=LN([.C12])" office:value-type="float" office:value="-0.604881992135831" calcext:value-type="float">
            <text:p>-0.60</text:p>
          </table:table-cell>
          <table:table-cell table:style-name="ce67" table:formula="of:=LN([.D12])" office:value-type="float" office:value="-0.789964012135831" calcext:value-type="float">
            <text:p>-0.79</text:p>
          </table:table-cell>
          <table:table-cell table:style-name="ce67" table:formula="of:=INDEX([.G12:.H12];[.L12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12]*[.I12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57" calcext:value-type="float">
            <text:p>0.501</text:p>
          </table:table-cell>
          <table:table-cell table:style-name="ce73" office:value-type="float" office:value="0.31561661" calcext:value-type="float">
            <text:p>0.316</text:p>
          </table:table-cell>
          <table:table-cell table:style-name="ce67" table:formula="of:=EXP([.A13])/(SUM(EXP([.$A13]);EXP([.$B13])))" office:value-type="float" office:value="0.546138856646629" calcext:value-type="float">
            <text:p>0.55</text:p>
          </table:table-cell>
          <table:table-cell table:style-name="ce67" table:formula="of:=EXP([.B13])/(SUM(EXP([.$A13]);EXP([.$B13])))" office:value-type="float" office:value="0.453861143353371" calcext:value-type="float">
            <text:p>0.45</text:p>
          </table:table-cell>
          <table:table-cell table:style-name="ce79" table:formula="of:=SUM([.C13:.D13])" office:value-type="float" office:value="1" calcext:value-type="float">
            <text:p>1</text:p>
          </table:table-cell>
          <table:table-cell table:style-name="ce79"/>
          <table:table-cell table:style-name="ce67" table:formula="of:=LN([.C13])" office:value-type="float" office:value="-0.604882019367499" calcext:value-type="float">
            <text:p>-0.60</text:p>
          </table:table-cell>
          <table:table-cell table:style-name="ce67" table:formula="of:=LN([.D13])" office:value-type="float" office:value="-0.789963979367499" calcext:value-type="float">
            <text:p>-0.79</text:p>
          </table:table-cell>
          <table:table-cell table:style-name="ce67" table:formula="of:=INDEX([.G13:.H13];[.L13]+1)*-1" office:value-type="float" office:value="0.604882019367499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13]*[.I13]" office:value-type="float" office:value="0.604882019367499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67744523" calcext:value-type="float">
            <text:p>0.677</text:p>
          </table:table-cell>
          <table:table-cell table:style-name="ce73" office:value-type="float" office:value="0.11207676" calcext:value-type="float">
            <text:p>0.112</text:p>
          </table:table-cell>
          <table:table-cell table:style-name="ce67" table:formula="of:=EXP([.A14])/(SUM(EXP([.$A14]);EXP([.$B14])))" office:value-type="float" office:value="0.637693788404205" calcext:value-type="float">
            <text:p>0.64</text:p>
          </table:table-cell>
          <table:table-cell table:style-name="ce67" table:formula="of:=EXP([.B14])/(SUM(EXP([.$A14]);EXP([.$B14])))" office:value-type="float" office:value="0.362306211595795" calcext:value-type="float">
            <text:p>0.36</text:p>
          </table:table-cell>
          <table:table-cell table:style-name="ce79" table:formula="of:=SUM([.C14:.D14])" office:value-type="float" office:value="1" calcext:value-type="float">
            <text:p>1</text:p>
          </table:table-cell>
          <table:table-cell table:style-name="ce79"/>
          <table:table-cell table:style-name="ce67" table:formula="of:=LN([.C14])" office:value-type="float" office:value="-0.449897066332148" calcext:value-type="float">
            <text:p>-0.45</text:p>
          </table:table-cell>
          <table:table-cell table:style-name="ce67" table:formula="of:=LN([.D14])" office:value-type="float" office:value="-1.01526553633215" calcext:value-type="float">
            <text:p>-1.02</text:p>
          </table:table-cell>
          <table:table-cell table:style-name="ce67" table:formula="of:=INDEX([.G14:.H14];[.L14]+1)*-1" office:value-type="float" office:value="0.449897066332148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style-name="ce70" table:formula="of:=[.J14]*[.I14]" office:value-type="float" office:value="0.449897066332148" calcext:value-type="float">
            <text:p>0.450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1" office:value-type="float" office:value="0.55405688" calcext:value-type="float">
            <text:p>0.554</text:p>
          </table:table-cell>
          <table:table-cell table:style-name="ce74" office:value-type="float" office:value="0.26269704" calcext:value-type="float">
            <text:p>0.263</text:p>
          </table:table-cell>
          <table:table-cell table:style-name="ce75" table:formula="of:=EXP([.A15])/(SUM(EXP([.$A15]);EXP([.$B15])))" office:value-type="float" office:value="0.572329011636983" calcext:value-type="float">
            <text:p>0.57</text:p>
          </table:table-cell>
          <table:table-cell table:style-name="ce75" table:formula="of:=EXP([.B15])/(SUM(EXP([.$A15]);EXP([.$B15])))" office:value-type="float" office:value="0.427670988363017" calcext:value-type="float">
            <text:p>0.43</text:p>
          </table:table-cell>
          <table:table-cell table:style-name="ce80" table:formula="of:=SUM([.C15:.D15])" office:value-type="float" office:value="1" calcext:value-type="float">
            <text:p>1</text:p>
          </table:table-cell>
          <table:table-cell table:style-name="ce80"/>
          <table:table-cell table:style-name="ce75" table:formula="of:=LN([.C15])" office:value-type="float" office:value="-0.558041257794123" calcext:value-type="float">
            <text:p>-0.56</text:p>
          </table:table-cell>
          <table:table-cell table:style-name="ce75" table:formula="of:=LN([.D15])" office:value-type="float" office:value="-0.849401097794124" calcext:value-type="float">
            <text:p>-0.85</text:p>
          </table:table-cell>
          <table:table-cell table:style-name="ce75" table:formula="of:=INDEX([.G15:.H15];[.L15]+1)*-1" office:value-type="float" office:value="0.849401097794124" calcext:value-type="float">
            <text:p>0.85</text:p>
          </table:table-cell>
          <table:table-cell table:style-name="ce84" office:value-type="float" office:value="6" calcext:value-type="float">
            <text:p>6</text:p>
          </table:table-cell>
          <table:table-cell table:style-name="ce71" table:formula="of:=[.J15]*[.I15]" office:value-type="float" office:value="5.09640658676474" calcext:value-type="float">
            <text:p>5.096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16])/(SUM(EXP([.$A16]);EXP([.$B16])))" office:value-type="float" office:value="0.546138871518901" calcext:value-type="float">
            <text:p>0.55</text:p>
          </table:table-cell>
          <table:table-cell table:style-name="ce67" table:formula="of:=EXP([.B16])/(SUM(EXP([.$A16]);EXP([.$B16])))" office:value-type="float" office:value="0.453861128481099" calcext:value-type="float">
            <text:p>0.45</text:p>
          </table:table-cell>
          <table:table-cell table:style-name="ce79" table:formula="of:=SUM([.C16:.D16])" office:value-type="float" office:value="1" calcext:value-type="float">
            <text:p>1</text:p>
          </table:table-cell>
          <table:table-cell table:style-name="ce79"/>
          <table:table-cell table:style-name="ce67" table:formula="of:=LN([.C16])" office:value-type="float" office:value="-0.604881992135831" calcext:value-type="float">
            <text:p>-0.60</text:p>
          </table:table-cell>
          <table:table-cell table:style-name="ce67" table:formula="of:=LN([.D16])" office:value-type="float" office:value="-0.789964012135831" calcext:value-type="float">
            <text:p>-0.79</text:p>
          </table:table-cell>
          <table:table-cell table:style-name="ce67" table:formula="of:=INDEX([.G16:.H16];[.L16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16]*[.I16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1.76761127" calcext:value-type="float">
            <text:p>1.768</text:p>
          </table:table-cell>
          <table:table-cell table:style-name="ce73" office:value-type="float" office:value="-0.91985857" calcext:value-type="float">
            <text:p>-0.920</text:p>
          </table:table-cell>
          <table:table-cell table:style-name="ce67" table:formula="of:=EXP([.A17])/(SUM(EXP([.$A17]);EXP([.$B17])))" office:value-type="float" office:value="0.936283206517684" calcext:value-type="float">
            <text:p>0.94</text:p>
          </table:table-cell>
          <table:table-cell table:style-name="ce67" table:formula="of:=EXP([.B17])/(SUM(EXP([.$A17]);EXP([.$B17])))" office:value-type="float" office:value="0.0637167934823159" calcext:value-type="float">
            <text:p>0.06</text:p>
          </table:table-cell>
          <table:table-cell table:style-name="ce79" table:formula="of:=SUM([.C17:.D17])" office:value-type="float" office:value="1" calcext:value-type="float">
            <text:p>1</text:p>
          </table:table-cell>
          <table:table-cell table:style-name="ce79"/>
          <table:table-cell table:style-name="ce67" table:formula="of:=LN([.C17])" office:value-type="float" office:value="-0.0658372772040369" calcext:value-type="float">
            <text:p>-0.07</text:p>
          </table:table-cell>
          <table:table-cell table:style-name="ce67" table:formula="of:=LN([.D17])" office:value-type="float" office:value="-2.75330711720404" calcext:value-type="float">
            <text:p>-2.75</text:p>
          </table:table-cell>
          <table:table-cell table:style-name="ce67" table:formula="of:=INDEX([.G17:.H17];[.L17]+1)*-1" office:value-type="float" office:value="0.0658372772040369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70" table:formula="of:=[.J17]*[.I17]" office:value-type="float" office:value="0.0658372772040369" calcext:value-type="float">
            <text:p>0.066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49426872" calcext:value-type="float">
            <text:p>0.494</text:p>
          </table:table-cell>
          <table:table-cell table:style-name="ce73" office:value-type="float" office:value="0.31742847" calcext:value-type="float">
            <text:p>0.317</text:p>
          </table:table-cell>
          <table:table-cell table:style-name="ce67" table:formula="of:=EXP([.A18])/(SUM(EXP([.$A18]);EXP([.$B18])))" office:value-type="float" office:value="0.544095208494277" calcext:value-type="float">
            <text:p>0.54</text:p>
          </table:table-cell>
          <table:table-cell table:style-name="ce67" table:formula="of:=EXP([.B18])/(SUM(EXP([.$A18]);EXP([.$B18])))" office:value-type="float" office:value="0.455904791505723" calcext:value-type="float">
            <text:p>0.46</text:p>
          </table:table-cell>
          <table:table-cell table:style-name="ce79" table:formula="of:=SUM([.C18:.D18])" office:value-type="float" office:value="1" calcext:value-type="float">
            <text:p>1</text:p>
          </table:table-cell>
          <table:table-cell table:style-name="ce79"/>
          <table:table-cell table:style-name="ce67" table:formula="of:=LN([.C18])" office:value-type="float" office:value="-0.60863103182516" calcext:value-type="float">
            <text:p>-0.61</text:p>
          </table:table-cell>
          <table:table-cell table:style-name="ce67" table:formula="of:=LN([.D18])" office:value-type="float" office:value="-0.78547128182516" calcext:value-type="float">
            <text:p>-0.79</text:p>
          </table:table-cell>
          <table:table-cell table:style-name="ce67" table:formula="of:=INDEX([.G18:.H18];[.L18]+1)*-1" office:value-type="float" office:value="0.60863103182516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70" table:formula="of:=[.J18]*[.I18]" office:value-type="float" office:value="0.60863103182516" calcext:value-type="float">
            <text:p>0.609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1.58399713" calcext:value-type="float">
            <text:p>1.584</text:p>
          </table:table-cell>
          <table:table-cell table:style-name="ce73" office:value-type="float" office:value="-0.7369709" calcext:value-type="float">
            <text:p>-0.737</text:p>
          </table:table-cell>
          <table:table-cell table:style-name="ce67" table:formula="of:=EXP([.A19])/(SUM(EXP([.$A19]);EXP([.$B19])))" office:value-type="float" office:value="0.91059877800508" calcext:value-type="float">
            <text:p>0.91</text:p>
          </table:table-cell>
          <table:table-cell table:style-name="ce67" table:formula="of:=EXP([.B19])/(SUM(EXP([.$A19]);EXP([.$B19])))" office:value-type="float" office:value="0.0894012219949203" calcext:value-type="float">
            <text:p>0.09</text:p>
          </table:table-cell>
          <table:table-cell table:style-name="ce79" table:formula="of:=SUM([.C19:.D19])" office:value-type="float" office:value="1" calcext:value-type="float">
            <text:p>1</text:p>
          </table:table-cell>
          <table:table-cell table:style-name="ce79"/>
          <table:table-cell table:style-name="ce67" table:formula="of:=LN([.C19])" office:value-type="float" office:value="-0.0936528980491033" calcext:value-type="float">
            <text:p>-0.09</text:p>
          </table:table-cell>
          <table:table-cell table:style-name="ce67" table:formula="of:=LN([.D19])" office:value-type="float" office:value="-2.4146209280491" calcext:value-type="float">
            <text:p>-2.41</text:p>
          </table:table-cell>
          <table:table-cell table:style-name="ce67" table:formula="of:=INDEX([.G19:.H19];[.L19]+1)*-1" office:value-type="float" office:value="0.0936528980491033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70" table:formula="of:=[.J19]*[.I19]" office:value-type="float" office:value="0.0936528980491033" calcext:value-type="float">
            <text:p>0.094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1.44814157" calcext:value-type="float">
            <text:p>1.448</text:p>
          </table:table-cell>
          <table:table-cell table:style-name="ce73" office:value-type="float" office:value="-0.62317646" calcext:value-type="float">
            <text:p>-0.623</text:p>
          </table:table-cell>
          <table:table-cell table:style-name="ce67" table:formula="of:=EXP([.A20])/(SUM(EXP([.$A20]);EXP([.$B20])))" office:value-type="float" office:value="0.888084028504427" calcext:value-type="float">
            <text:p>0.89</text:p>
          </table:table-cell>
          <table:table-cell table:style-name="ce67" table:formula="of:=EXP([.B20])/(SUM(EXP([.$A20]);EXP([.$B20])))" office:value-type="float" office:value="0.111915971495573" calcext:value-type="float">
            <text:p>0.11</text:p>
          </table:table-cell>
          <table:table-cell table:style-name="ce79" table:formula="of:=SUM([.C20:.D20])" office:value-type="float" office:value="1" calcext:value-type="float">
            <text:p>1</text:p>
          </table:table-cell>
          <table:table-cell table:style-name="ce79"/>
          <table:table-cell table:style-name="ce67" table:formula="of:=LN([.C20])" office:value-type="float" office:value="-0.118688913772615" calcext:value-type="float">
            <text:p>-0.12</text:p>
          </table:table-cell>
          <table:table-cell table:style-name="ce67" table:formula="of:=LN([.D20])" office:value-type="float" office:value="-2.19000694377262" calcext:value-type="float">
            <text:p>-2.19</text:p>
          </table:table-cell>
          <table:table-cell table:style-name="ce67" table:formula="of:=INDEX([.G20:.H20];[.L20]+1)*-1" office:value-type="float" office:value="0.118688913772615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70" table:formula="of:=[.J20]*[.I20]" office:value-type="float" office:value="0.118688913772615" calcext:value-type="float">
            <text:p>0.119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21])/(SUM(EXP([.$A21]);EXP([.$B21])))" office:value-type="float" office:value="0.546138871518901" calcext:value-type="float">
            <text:p>0.55</text:p>
          </table:table-cell>
          <table:table-cell table:style-name="ce67" table:formula="of:=EXP([.B21])/(SUM(EXP([.$A21]);EXP([.$B21])))" office:value-type="float" office:value="0.453861128481099" calcext:value-type="float">
            <text:p>0.45</text:p>
          </table:table-cell>
          <table:table-cell table:style-name="ce79" table:formula="of:=SUM([.C21:.D21])" office:value-type="float" office:value="1" calcext:value-type="float">
            <text:p>1</text:p>
          </table:table-cell>
          <table:table-cell table:style-name="ce79"/>
          <table:table-cell table:style-name="ce67" table:formula="of:=LN([.C21])" office:value-type="float" office:value="-0.604881992135831" calcext:value-type="float">
            <text:p>-0.60</text:p>
          </table:table-cell>
          <table:table-cell table:style-name="ce67" table:formula="of:=LN([.D21])" office:value-type="float" office:value="-0.789964012135831" calcext:value-type="float">
            <text:p>-0.79</text:p>
          </table:table-cell>
          <table:table-cell table:style-name="ce67" table:formula="of:=INDEX([.G21:.H21];[.L2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21]*[.I21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2058965" calcext:value-type="float">
            <text:p>0.521</text:p>
          </table:table-cell>
          <table:table-cell table:style-name="ce73" office:value-type="float" office:value="0.28465056" calcext:value-type="float">
            <text:p>0.285</text:p>
          </table:table-cell>
          <table:table-cell table:style-name="ce67" table:formula="of:=EXP([.A22])/(SUM(EXP([.$A22]);EXP([.$B22])))" office:value-type="float" office:value="0.558712660478907" calcext:value-type="float">
            <text:p>0.56</text:p>
          </table:table-cell>
          <table:table-cell table:style-name="ce67" table:formula="of:=EXP([.B22])/(SUM(EXP([.$A22]);EXP([.$B22])))" office:value-type="float" office:value="0.441287339521093" calcext:value-type="float">
            <text:p>0.44</text:p>
          </table:table-cell>
          <table:table-cell table:style-name="ce79" table:formula="of:=SUM([.C22:.D22])" office:value-type="float" office:value="1" calcext:value-type="float">
            <text:p>1</text:p>
          </table:table-cell>
          <table:table-cell table:style-name="ce79"/>
          <table:table-cell table:style-name="ce67" table:formula="of:=LN([.C22])" office:value-type="float" office:value="-0.582119962170762" calcext:value-type="float">
            <text:p>-0.58</text:p>
          </table:table-cell>
          <table:table-cell table:style-name="ce67" table:formula="of:=LN([.D22])" office:value-type="float" office:value="-0.818059052170762" calcext:value-type="float">
            <text:p>-0.82</text:p>
          </table:table-cell>
          <table:table-cell table:style-name="ce67" table:formula="of:=INDEX([.G22:.H22];[.L22]+1)*-1" office:value-type="float" office:value="0.582119962170762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style-name="ce70" table:formula="of:=[.J22]*[.I22]" office:value-type="float" office:value="0.582119962170762" calcext:value-type="float">
            <text:p>0.582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style-name="ce70" office:value-type="float" office:value="0.50069821" calcext:value-type="float">
            <text:p>0.501</text:p>
          </table:table-cell>
          <table:table-cell table:style-name="ce73" office:value-type="float" office:value="0.31561619" calcext:value-type="float">
            <text:p>0.316</text:p>
          </table:table-cell>
          <table:table-cell table:style-name="ce67" table:formula="of:=EXP([.A23])/(SUM(EXP([.$A23]);EXP([.$B23])))" office:value-type="float" office:value="0.546138871518901" calcext:value-type="float">
            <text:p>0.55</text:p>
          </table:table-cell>
          <table:table-cell table:style-name="ce67" table:formula="of:=EXP([.B23])/(SUM(EXP([.$A23]);EXP([.$B23])))" office:value-type="float" office:value="0.453861128481099" calcext:value-type="float">
            <text:p>0.45</text:p>
          </table:table-cell>
          <table:table-cell table:style-name="ce79" table:formula="of:=SUM([.C23:.D23])" office:value-type="float" office:value="1" calcext:value-type="float">
            <text:p>1</text:p>
          </table:table-cell>
          <table:table-cell table:style-name="ce79"/>
          <table:table-cell table:style-name="ce67" table:formula="of:=LN([.C23])" office:value-type="float" office:value="-0.604881992135831" calcext:value-type="float">
            <text:p>-0.60</text:p>
          </table:table-cell>
          <table:table-cell table:style-name="ce67" table:formula="of:=LN([.D23])" office:value-type="float" office:value="-0.789964012135831" calcext:value-type="float">
            <text:p>-0.79</text:p>
          </table:table-cell>
          <table:table-cell table:style-name="ce67" table:formula="of:=INDEX([.G23:.H23];[.L23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70" table:formula="of:=[.J23]*[.I23]" office:value-type="float" office:value="0.604881992135831" calcext:value-type="float">
            <text:p>0.605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67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table:style-name="ce1" office:value-type="string" calcext:value-type="string">
            <text:p>Av. cost</text:p>
          </table:table-cell>
          <table:table-cell table:style-name="ce82" table:formula="of:=AVERAGE([.I4:.I23])" office:value-type="float" office:value="0.474529254650709" calcext:value-type="float">
            <text:p>0.475</text:p>
          </table:table-cell>
          <table:table-cell table:style-name="ce1" office:value-type="string" calcext:value-type="string">
            <text:p>Av. cost</text:p>
          </table:table-cell>
          <table:table-cell table:style-name="ce82" table:formula="of:=AVERAGE([.K4:.K23])" office:value-type="float" office:value="0.68687952909924" calcext:value-type="float">
            <text:p>0.687</text:p>
          </table:table-cell>
          <table:table-cell table:number-columns-repeated="2"/>
          <table:table-cell table:style-name="ce2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5"/>
          <table:table-cell table:formula="of:=LOG(0.9315)" office:value-type="float" office:value="-0.0308171407677386" calcext:value-type="float">
            <text:p>-0.0308171408</text:p>
          </table:table-cell>
          <table:table-cell table:number-columns-repeated="8"/>
        </table:table-row>
        <table:table-row table:style-name="ro6">
          <table:table-cell table:number-columns-repeated="2" table:style-name="ce1" office:value-type="string" calcext:value-type="string">
            <text:p>Logit</text:p>
          </table:table-cell>
          <table:table-cell table:number-columns-repeated="2" table:style-name="ce1" office:value-type="string" calcext:value-type="string">
            <text:p>Softmax</text:p>
          </table:table-cell>
          <table:table-cell table:style-name="ce77" table:number-columns-repeated="2"/>
          <table:table-cell table:number-columns-repeated="2" table:style-name="ce64" office:value-type="string" calcext:value-type="string">
            <text:p>Log</text:p>
          </table:table-cell>
          <table:table-cell table:style-name="ce64" office:value-type="string" calcext:value-type="string">
            <text:p>Pick target</text:p>
          </table:table-cell>
          <table:table-cell table:style-name="ce64" table:number-columns-repeated="2"/>
          <table:table-cell table:style-name="ce2" office:value-type="string" calcext:value-type="string">
            <text:p>Actual label</text:p>
          </table:table-cell>
          <table:table-cell table:style-name="ce2"/>
          <table:table-cell/>
        </table:table-row>
        <table:table-row table:style-name="ro6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77" office:value-type="string" calcext:value-type="string">
            <text:p>Sum</text:p>
          </table:table-cell>
          <table:table-cell table:style-name="ce77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/>
          <table:table-cell table:style-name="ce1" office:value-type="string" calcext:value-type="string">
            <text:p>Weight</text:p>
          </table:table-cell>
          <table:table-cell office:value-type="string" calcext:value-type="string">
            <text:p>Correct?</text:p>
          </table:table-cell>
        </table:table-row>
        <table:table-row table:style-name="ro6">
          <table:table-cell office:value-type="float" office:value="-0.77539861" calcext:value-type="float">
            <text:p>-0.77539861</text:p>
          </table:table-cell>
          <table:table-cell office:value-type="float" office:value="-0.89975679" calcext:value-type="float">
            <text:p>-0.89975679</text:p>
          </table:table-cell>
          <table:table-cell table:style-name="ce76" table:formula="of:=EXP([.A30])/(SUM(EXP([.$A30]);EXP([.$B30])))" office:value-type="float" office:value="0.531049540326376" calcext:value-type="float">
            <text:p>0.5310495403</text:p>
          </table:table-cell>
          <table:table-cell table:style-name="ce76" table:formula="of:=EXP([.B30])/(SUM(EXP([.$A30]);EXP([.$B30])))" office:value-type="float" office:value="0.468950459673624" calcext:value-type="float">
            <text:p>0.4689504597</text:p>
          </table:table-cell>
          <table:table-cell table:style-name="ce79" table:formula="of:=SUM([.C30:.D30])" office:value-type="float" office:value="1" calcext:value-type="float">
            <text:p>1</text:p>
          </table:table-cell>
          <table:table-cell table:style-name="ce79"/>
          <table:table-cell table:style-name="ce81" table:formula="of:=LN([.C30])" office:value-type="date" office:date-value="1899-12-29T08:48:37.4429541169" calcext:value-type="date">
            <text:p>29/12/99</text:p>
          </table:table-cell>
          <table:table-cell table:style-name="ce81" table:formula="of:=LN([.D30])" office:value-type="date" office:date-value="1899-12-29T05:49:32.8962021169" calcext:value-type="date">
            <text:p>29/12/99</text:p>
          </table:table-cell>
          <table:table-cell table:style-name="ce76" table:formula="of:=INDEX([.G30:.H30];[.L30]+1)*-1" office:value-type="float" office:value="0.757258145808832" calcext:value-type="float">
            <text:p>0.7572581458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30]*[.M30]" office:value-type="float" office:value="0.757258145808832" calcext:value-type="float">
            <text:p>0.76</text:p>
          </table:table-cell>
        </table:table-row>
        <table:table-row table:style-name="ro6">
          <table:table-cell office:value-type="float" office:value="-2.46788192" calcext:value-type="float">
            <text:p>-2.46788192</text:p>
          </table:table-cell>
          <table:table-cell office:value-type="float" office:value="0.20687306" calcext:value-type="float">
            <text:p>0.20687306</text:p>
          </table:table-cell>
          <table:table-cell table:style-name="ce76" table:formula="of:=EXP([.A31])/(SUM(EXP([.$A31]);EXP([.$B31])))" office:value-type="float" office:value="0.0644795443404343" calcext:value-type="float">
            <text:p>0.0644795443</text:p>
          </table:table-cell>
          <table:table-cell table:style-name="ce76" table:formula="of:=EXP([.B31])/(SUM(EXP([.$A31]);EXP([.$B31])))" office:value-type="float" office:value="0.935520455659566" calcext:value-type="float">
            <text:p>0.9355204557</text:p>
          </table:table-cell>
          <table:table-cell table:style-name="ce79" table:formula="of:=SUM([.C31:.D31])" office:value-type="float" office:value="1" calcext:value-type="float">
            <text:p>1</text:p>
          </table:table-cell>
          <table:table-cell table:style-name="ce79"/>
          <table:table-cell table:style-name="ce81" table:formula="of:=LN([.C31])" office:value-type="date" office:date-value="1899-12-27T06:12:22.4138169208" calcext:value-type="date">
            <text:p>27/12/99</text:p>
          </table:table-cell>
          <table:table-cell table:style-name="ce81" table:formula="of:=LN([.D31])" office:value-type="date" office:date-value="1899-12-29T22:24:01.2440889208" calcext:value-type="date">
            <text:p>29/12/99</text:p>
          </table:table-cell>
          <table:table-cell table:style-name="ce76" table:formula="of:=INDEX([.G31:.H31];[.L31]+1)*-1" office:value-type="float" office:value="2.74140724748934" calcext:value-type="float">
            <text:p>2.7414072475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1]*[.M31]" office:value-type="float" office:value="2.74140724748934" calcext:value-type="float">
            <text:p>2.74</text:p>
          </table:table-cell>
        </table:table-row>
        <table:table-row table:style-name="ro6">
          <table:table-cell office:value-type="float" office:value="-0.87949878" calcext:value-type="float">
            <text:p>-0.87949878</text:p>
          </table:table-cell>
          <table:table-cell office:value-type="float" office:value="-0.79794747" calcext:value-type="float">
            <text:p>-0.79794747</text:p>
          </table:table-cell>
          <table:table-cell table:style-name="ce76" table:formula="of:=EXP([.A32])/(SUM(EXP([.$A32]);EXP([.$B32])))" office:value-type="float" office:value="0.47962346429158" calcext:value-type="float">
            <text:p>0.4796234643</text:p>
          </table:table-cell>
          <table:table-cell table:style-name="ce76" table:formula="of:=EXP([.B32])/(SUM(EXP([.$A32]);EXP([.$B32])))" office:value-type="float" office:value="0.52037653570842" calcext:value-type="float">
            <text:p>0.5203765357</text:p>
          </table:table-cell>
          <table:table-cell table:style-name="ce79" table:formula="of:=SUM([.C32:.D32])" office:value-type="float" office:value="1" calcext:value-type="float">
            <text:p>1</text:p>
          </table:table-cell>
          <table:table-cell table:style-name="ce79"/>
          <table:table-cell table:style-name="ce81" table:formula="of:=LN([.C32])" office:value-type="date" office:date-value="1899-12-29T06:21:57.2602480559" calcext:value-type="date">
            <text:p>29/12/99</text:p>
          </table:table-cell>
          <table:table-cell table:style-name="ce81" table:formula="of:=LN([.D32])" office:value-type="date" office:date-value="1899-12-29T08:19:23.2934320559" calcext:value-type="date">
            <text:p>29/12/99</text:p>
          </table:table-cell>
          <table:table-cell table:style-name="ce76" table:formula="of:=INDEX([.G32:.H32];[.L32]+1)*-1" office:value-type="float" office:value="0.734753932314168" calcext:value-type="float">
            <text:p>0.7347539323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7" table:formula="of:=[.I32]*[.M32]" office:value-type="float" office:value="3.67376966157084" calcext:value-type="float">
            <text:p>3.67</text:p>
          </table:table-cell>
        </table:table-row>
        <table:table-row table:style-name="ro6">
          <table:table-cell office:value-type="float" office:value="-0.57866371" calcext:value-type="float">
            <text:p>-0.57866371</text:p>
          </table:table-cell>
          <table:table-cell office:value-type="float" office:value="-0.99271071" calcext:value-type="float">
            <text:p>-0.99271071</text:p>
          </table:table-cell>
          <table:table-cell table:style-name="ce76" table:formula="of:=EXP([.A33])/(SUM(EXP([.$A33]);EXP([.$B33])))" office:value-type="float" office:value="0.602057875377638" calcext:value-type="float">
            <text:p>0.6020578754</text:p>
          </table:table-cell>
          <table:table-cell table:style-name="ce76" table:formula="of:=EXP([.B33])/(SUM(EXP([.$A33]);EXP([.$B33])))" office:value-type="float" office:value="0.397942124622362" calcext:value-type="float">
            <text:p>0.3979421246</text:p>
          </table:table-cell>
          <table:table-cell table:style-name="ce79" table:formula="of:=SUM([.C33:.D33])" office:value-type="float" office:value="1" calcext:value-type="float">
            <text:p>1</text:p>
          </table:table-cell>
          <table:table-cell table:style-name="ce79"/>
          <table:table-cell table:style-name="ce81" table:formula="of:=LN([.C33])" office:value-type="date" office:date-value="1899-12-29T11:49:20.4931378619" calcext:value-type="date">
            <text:p>29/12/99</text:p>
          </table:table-cell>
          <table:table-cell table:style-name="ce81" table:formula="of:=LN([.D33])" office:value-type="date" office:date-value="1899-12-29T01:53:06.8323378619" calcext:value-type="date">
            <text:p>29/12/99</text:p>
          </table:table-cell>
          <table:table-cell table:style-name="ce76" table:formula="of:=INDEX([.G33:.H33];[.L33]+1)*-1" office:value-type="float" office:value="0.507401699793265" calcext:value-type="float">
            <text:p>0.5074016998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3]*[.M33]" office:value-type="float" office:value="0.507401699793265" calcext:value-type="float">
            <text:p>0.51</text:p>
          </table:table-cell>
        </table:table-row>
        <table:table-row table:style-name="ro6">
          <table:table-cell office:value-type="float" office:value="-1.14655471" calcext:value-type="float">
            <text:p>-1.14655471</text:p>
          </table:table-cell>
          <table:table-cell office:value-type="float" office:value="-0.77497935" calcext:value-type="float">
            <text:p>-0.77497935</text:p>
          </table:table-cell>
          <table:table-cell table:style-name="ce76" table:formula="of:=EXP([.A34])/(SUM(EXP([.$A34]);EXP([.$B34])))" office:value-type="float" office:value="0.408160413968455" calcext:value-type="float">
            <text:p>0.408160414</text:p>
          </table:table-cell>
          <table:table-cell table:style-name="ce76" table:formula="of:=EXP([.B34])/(SUM(EXP([.$A34]);EXP([.$B34])))" office:value-type="float" office:value="0.591839586031545" calcext:value-type="float">
            <text:p>0.591839586</text:p>
          </table:table-cell>
          <table:table-cell table:style-name="ce79" table:formula="of:=SUM([.C34:.D34])" office:value-type="float" office:value="1" calcext:value-type="float">
            <text:p>1</text:p>
          </table:table-cell>
          <table:table-cell table:style-name="ce79"/>
          <table:table-cell table:style-name="ce81" table:formula="of:=LN([.C34])" office:value-type="date" office:date-value="1899-12-29T02:29:37.3911050411" calcext:value-type="date">
            <text:p>29/12/99</text:p>
          </table:table-cell>
          <table:table-cell table:style-name="ce81" table:formula="of:=LN([.D34])" office:value-type="date" office:date-value="1899-12-29T11:24:41.5022090411" calcext:value-type="date">
            <text:p>29/12/99</text:p>
          </table:table-cell>
          <table:table-cell table:style-name="ce76" table:formula="of:=INDEX([.G34:.H34];[.L34]+1)*-1" office:value-type="float" office:value="0.896095010358321" calcext:value-type="float">
            <text:p>0.8960950104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4]*[.M34]" office:value-type="float" office:value="0.896095010358321" calcext:value-type="float">
            <text:p>0.90</text:p>
          </table:table-cell>
        </table:table-row>
        <table:table-row table:style-name="ro6">
          <table:table-cell office:value-type="float" office:value="-0.91101158" calcext:value-type="float">
            <text:p>-0.91101158</text:p>
          </table:table-cell>
          <table:table-cell office:value-type="float" office:value="-0.83147854" calcext:value-type="float">
            <text:p>-0.83147854</text:p>
          </table:table-cell>
          <table:table-cell table:style-name="ce76" table:formula="of:=EXP([.A35])/(SUM(EXP([.$A35]);EXP([.$B35])))" office:value-type="float" office:value="0.480127214345302" calcext:value-type="float">
            <text:p>0.4801272143</text:p>
          </table:table-cell>
          <table:table-cell table:style-name="ce76" table:formula="of:=EXP([.B35])/(SUM(EXP([.$A35]);EXP([.$B35])))" office:value-type="float" office:value="0.519872785654698" calcext:value-type="float">
            <text:p>0.5198727857</text:p>
          </table:table-cell>
          <table:table-cell table:style-name="ce79" table:formula="of:=SUM([.C35:.D35])" office:value-type="float" office:value="1" calcext:value-type="float">
            <text:p>1</text:p>
          </table:table-cell>
          <table:table-cell table:style-name="ce79"/>
          <table:table-cell table:style-name="ce81" table:formula="of:=LN([.C35])" office:value-type="date" office:date-value="1899-12-29T06:23:27.9588213567" calcext:value-type="date">
            <text:p>29/12/99</text:p>
          </table:table-cell>
          <table:table-cell table:style-name="ce81" table:formula="of:=LN([.D35])" office:value-type="date" office:date-value="1899-12-29T08:17:59.6134773567" calcext:value-type="date">
            <text:p>29/12/99</text:p>
          </table:table-cell>
          <table:table-cell table:style-name="ce76" table:formula="of:=INDEX([.G35:.H35];[.L35]+1)*-1" office:value-type="float" office:value="0.733704180308371" calcext:value-type="float">
            <text:p>0.7337041803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5]*[.M35]" office:value-type="float" office:value="0.733704180308371" calcext:value-type="float">
            <text:p>0.73</text:p>
          </table:table-cell>
        </table:table-row>
        <table:table-row table:style-name="ro6">
          <table:table-cell office:value-type="float" office:value="-0.57998395" calcext:value-type="float">
            <text:p>-0.57998395</text:p>
          </table:table-cell>
          <table:table-cell office:value-type="float" office:value="-0.99291569" calcext:value-type="float">
            <text:p>-0.99291569</text:p>
          </table:table-cell>
          <table:table-cell table:style-name="ce76" table:formula="of:=EXP([.A36])/(SUM(EXP([.$A36]);EXP([.$B36])))" office:value-type="float" office:value="0.60179064632522" calcext:value-type="float">
            <text:p>0.6017906463</text:p>
          </table:table-cell>
          <table:table-cell table:style-name="ce76" table:formula="of:=EXP([.B36])/(SUM(EXP([.$A36]);EXP([.$B36])))" office:value-type="float" office:value="0.39820935367478" calcext:value-type="float">
            <text:p>0.3982093537</text:p>
          </table:table-cell>
          <table:table-cell table:style-name="ce79" table:formula="of:=SUM([.C36:.D36])" office:value-type="float" office:value="1" calcext:value-type="float">
            <text:p>1</text:p>
          </table:table-cell>
          <table:table-cell table:style-name="ce79"/>
          <table:table-cell table:style-name="ce81" table:formula="of:=LN([.C36])" office:value-type="date" office:date-value="1899-12-29T11:48:42.1351715697" calcext:value-type="date">
            <text:p>29/12/99</text:p>
          </table:table-cell>
          <table:table-cell table:style-name="ce81" table:formula="of:=LN([.D36])" office:value-type="date" office:date-value="1899-12-29T01:54:04.8328355697" calcext:value-type="date">
            <text:p>29/12/99</text:p>
          </table:table-cell>
          <table:table-cell table:style-name="ce76" table:formula="of:=INDEX([.G36:.H36];[.L36]+1)*-1" office:value-type="float" office:value="0.507845657736462" calcext:value-type="float">
            <text:p>0.5078456577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6]*[.M36]" office:value-type="float" office:value="0.507845657736462" calcext:value-type="float">
            <text:p>0.51</text:p>
          </table:table-cell>
        </table:table-row>
        <table:table-row table:style-name="ro6">
          <table:table-cell office:value-type="float" office:value="-1.18164825" calcext:value-type="float">
            <text:p>-1.18164825</text:p>
          </table:table-cell>
          <table:table-cell office:value-type="float" office:value="-0.72204942" calcext:value-type="float">
            <text:p>-0.72204942</text:p>
          </table:table-cell>
          <table:table-cell table:style-name="ce76" table:formula="of:=EXP([.A37])/(SUM(EXP([.$A37]);EXP([.$B37])))" office:value-type="float" office:value="0.387080996849249" calcext:value-type="float">
            <text:p>0.3870809968</text:p>
          </table:table-cell>
          <table:table-cell table:style-name="ce76" table:formula="of:=EXP([.B37])/(SUM(EXP([.$A37]);EXP([.$B37])))" office:value-type="float" office:value="0.612919003150751" calcext:value-type="float">
            <text:p>0.6129190032</text:p>
          </table:table-cell>
          <table:table-cell table:style-name="ce79" table:formula="of:=SUM([.C37:.D37])" office:value-type="float" office:value="1" calcext:value-type="float">
            <text:p>1</text:p>
          </table:table-cell>
          <table:table-cell table:style-name="ce79"/>
          <table:table-cell table:style-name="ce81" table:formula="of:=LN([.C37])" office:value-type="date" office:date-value="1899-12-29T01:13:15.9184991521" calcext:value-type="date">
            <text:p>29/12/99</text:p>
          </table:table-cell>
          <table:table-cell table:style-name="ce81" table:formula="of:=LN([.D37])" office:value-type="date" office:date-value="1899-12-29T12:15:05.2574111521" calcext:value-type="date">
            <text:p>29/12/99</text:p>
          </table:table-cell>
          <table:table-cell table:style-name="ce76" table:formula="of:=INDEX([.G37:.H37];[.L37]+1)*-1" office:value-type="float" office:value="0.949121313667221" calcext:value-type="float">
            <text:p>0.9491213137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37]*[.M37]" office:value-type="float" office:value="0.949121313667221" calcext:value-type="float">
            <text:p>0.95</text:p>
          </table:table-cell>
        </table:table-row>
        <table:table-row table:style-name="ro6">
          <table:table-cell office:value-type="float" office:value="-2.72682095" calcext:value-type="float">
            <text:p>-2.72682095</text:p>
          </table:table-cell>
          <table:table-cell office:value-type="float" office:value="0.129951" calcext:value-type="float">
            <text:p>0.129951</text:p>
          </table:table-cell>
          <table:table-cell table:style-name="ce76" table:formula="of:=EXP([.A38])/(SUM(EXP([.$A38]);EXP([.$B38])))" office:value-type="float" office:value="0.0543323203101646" calcext:value-type="float">
            <text:p>0.0543323203</text:p>
          </table:table-cell>
          <table:table-cell table:style-name="ce76" table:formula="of:=EXP([.B38])/(SUM(EXP([.$A38]);EXP([.$B38])))" office:value-type="float" office:value="0.945667679689835" calcext:value-type="float">
            <text:p>0.9456676797</text:p>
          </table:table-cell>
          <table:table-cell table:style-name="ce79" table:formula="of:=SUM([.C38:.D38])" office:value-type="float" office:value="1" calcext:value-type="float">
            <text:p>1</text:p>
          </table:table-cell>
          <table:table-cell table:style-name="ce79"/>
          <table:table-cell table:style-name="ce81" table:formula="of:=LN([.C38])" office:value-type="date" office:date-value="1899-12-27T02:05:48.2485964212" calcext:value-type="date">
            <text:p>27/12/99</text:p>
          </table:table-cell>
          <table:table-cell table:style-name="ce81" table:formula="of:=LN([.D38])" office:value-type="date" office:date-value="1899-12-29T22:39:33.3450764212" calcext:value-type="date">
            <text:p>29/12/99</text:p>
          </table:table-cell>
          <table:table-cell table:style-name="ce76" table:formula="of:=INDEX([.G38:.H38];[.L38]+1)*-1" office:value-type="float" office:value="0.0558640616154953" calcext:value-type="float">
            <text:p>0.0558640616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38]*[.M38]" office:value-type="float" office:value="0.0558640616154953" calcext:value-type="float">
            <text:p>0.06</text:p>
          </table:table-cell>
        </table:table-row>
        <table:table-row table:style-name="ro6">
          <table:table-cell office:value-type="float" office:value="-1.08967733" calcext:value-type="float">
            <text:p>-1.08967733</text:p>
          </table:table-cell>
          <table:table-cell office:value-type="float" office:value="-0.69469988" calcext:value-type="float">
            <text:p>-0.69469988</text:p>
          </table:table-cell>
          <table:table-cell table:style-name="ce76" table:formula="of:=EXP([.A39])/(SUM(EXP([.$A39]);EXP([.$B39])))" office:value-type="float" office:value="0.402519657381555" calcext:value-type="float">
            <text:p>0.4025196574</text:p>
          </table:table-cell>
          <table:table-cell table:style-name="ce76" table:formula="of:=EXP([.B39])/(SUM(EXP([.$A39]);EXP([.$B39])))" office:value-type="float" office:value="0.597480342618445" calcext:value-type="float">
            <text:p>0.5974803426</text:p>
          </table:table-cell>
          <table:table-cell table:style-name="ce79" table:formula="of:=SUM([.C39:.D39])" office:value-type="float" office:value="1" calcext:value-type="float">
            <text:p>1</text:p>
          </table:table-cell>
          <table:table-cell table:style-name="ce79"/>
          <table:table-cell table:style-name="ce81" table:formula="of:=LN([.C39])" office:value-type="date" office:date-value="1899-12-29T02:09:35.0197832716" calcext:value-type="date">
            <text:p>29/12/99</text:p>
          </table:table-cell>
          <table:table-cell table:style-name="ce81" table:formula="of:=LN([.D39])" office:value-type="date" office:date-value="1899-12-29T11:38:21.0714632716" calcext:value-type="date">
            <text:p>29/12/99</text:p>
          </table:table-cell>
          <table:table-cell table:style-name="ce76" table:formula="of:=INDEX([.G39:.H39];[.L39]+1)*-1" office:value-type="float" office:value="0.515033895101023" calcext:value-type="float">
            <text:p>0.5150338951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39]*[.M39]" office:value-type="float" office:value="0.515033895101023" calcext:value-type="float">
            <text:p>0.52</text:p>
          </table:table-cell>
        </table:table-row>
        <table:table-row table:style-name="ro6">
          <table:table-cell office:value-type="float" office:value="-1.77203155" calcext:value-type="float">
            <text:p>-1.77203155</text:p>
          </table:table-cell>
          <table:table-cell office:value-type="float" office:value="-0.30357212" calcext:value-type="float">
            <text:p>-0.30357212</text:p>
          </table:table-cell>
          <table:table-cell table:style-name="ce76" table:formula="of:=EXP([.A40])/(SUM(EXP([.$A40]);EXP([.$B40])))" office:value-type="float" office:value="0.187176885957694" calcext:value-type="float">
            <text:p>0.187176886</text:p>
          </table:table-cell>
          <table:table-cell table:style-name="ce76" table:formula="of:=EXP([.B40])/(SUM(EXP([.$A40]);EXP([.$B40])))" office:value-type="float" office:value="0.812823114042306" calcext:value-type="float">
            <text:p>0.812823114</text:p>
          </table:table-cell>
          <table:table-cell table:style-name="ce79" table:formula="of:=SUM([.C40:.D40])" office:value-type="float" office:value="1" calcext:value-type="float">
            <text:p>1</text:p>
          </table:table-cell>
          <table:table-cell table:style-name="ce79"/>
          <table:table-cell table:style-name="ce81" table:formula="of:=LN([.C40])" office:value-type="date" office:date-value="1899-12-28T07:46:59.4167511179" calcext:value-type="date">
            <text:p>28/12/99</text:p>
          </table:table-cell>
          <table:table-cell table:style-name="ce81" table:formula="of:=LN([.D40])" office:value-type="date" office:date-value="1899-12-29T19:01:34.3115031179" calcext:value-type="date">
            <text:p>29/12/99</text:p>
          </table:table-cell>
          <table:table-cell table:style-name="ce76" table:formula="of:=INDEX([.G40:.H40];[.L40]+1)*-1" office:value-type="float" office:value="1.67570119501021" calcext:value-type="float">
            <text:p>1.675701195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0]*[.M40]" office:value-type="float" office:value="1.67570119501021" calcext:value-type="float">
            <text:p>1.68</text:p>
          </table:table-cell>
        </table:table-row>
        <table:table-row table:style-name="ro6">
          <table:table-cell office:value-type="float" office:value="-2.98921132" calcext:value-type="float">
            <text:p>-2.98921132</text:p>
          </table:table-cell>
          <table:table-cell office:value-type="float" office:value="0.53361619" calcext:value-type="float">
            <text:p>0.53361619</text:p>
          </table:table-cell>
          <table:table-cell table:style-name="ce76" table:formula="of:=EXP([.A41])/(SUM(EXP([.$A41]);EXP([.$B41])))" office:value-type="float" office:value="0.0286696512465973" calcext:value-type="float">
            <text:p>0.0286696512</text:p>
          </table:table-cell>
          <table:table-cell table:style-name="ce76" table:formula="of:=EXP([.B41])/(SUM(EXP([.$A41]);EXP([.$B41])))" office:value-type="float" office:value="0.971330348753403" calcext:value-type="float">
            <text:p>0.9713303488</text:p>
          </table:table-cell>
          <table:table-cell table:style-name="ce79" table:formula="of:=SUM([.C41:.D41])" office:value-type="float" office:value="1" calcext:value-type="float">
            <text:p>1</text:p>
          </table:table-cell>
          <table:table-cell table:style-name="ce79"/>
          <table:table-cell table:style-name="ce81" table:formula="of:=LN([.C41])" office:value-type="date" office:date-value="1899-12-26T10:45:14.4434681782" calcext:value-type="date">
            <text:p>26/12/99</text:p>
          </table:table-cell>
          <table:table-cell table:style-name="ce81" table:formula="of:=LN([.D41])" office:value-type="date" office:date-value="1899-12-29T23:18:06.7403321782" calcext:value-type="date">
            <text:p>29/12/99</text:p>
          </table:table-cell>
          <table:table-cell table:style-name="ce76" table:formula="of:=INDEX([.G41:.H41];[.L41]+1)*-1" office:value-type="float" office:value="0.0290886535627521" calcext:value-type="float">
            <text:p>0.0290886536</text:p>
          </table:table-cell>
          <table:table-cell table:style-name="ce79"/>
          <table:table-cell table:style-name="ce7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7" table:formula="of:=[.I41]*[.M41]" office:value-type="float" office:value="0.14544326781376" calcext:value-type="float">
            <text:p>0.15</text:p>
          </table:table-cell>
        </table:table-row>
        <table:table-row table:style-name="ro6">
          <table:table-cell office:value-type="float" office:value="-2.01683807" calcext:value-type="float">
            <text:p>-2.01683807</text:p>
          </table:table-cell>
          <table:table-cell office:value-type="float" office:value="-0.0561322" calcext:value-type="float">
            <text:p>-0.0561322</text:p>
          </table:table-cell>
          <table:table-cell table:style-name="ce76" table:formula="of:=EXP([.A42])/(SUM(EXP([.$A42]);EXP([.$B42])))" office:value-type="float" office:value="0.123390676542894" calcext:value-type="float">
            <text:p>0.1233906765</text:p>
          </table:table-cell>
          <table:table-cell table:style-name="ce76" table:formula="of:=EXP([.B42])/(SUM(EXP([.$A42]);EXP([.$B42])))" office:value-type="float" office:value="0.876609323457106" calcext:value-type="float">
            <text:p>0.8766093235</text:p>
          </table:table-cell>
          <table:table-cell table:style-name="ce79" table:formula="of:=SUM([.C42:.D42])" office:value-type="float" office:value="1" calcext:value-type="float">
            <text:p>1</text:p>
          </table:table-cell>
          <table:table-cell table:style-name="ce79"/>
          <table:table-cell table:style-name="ce81" table:formula="of:=LN([.C42])" office:value-type="date" office:date-value="1899-12-27T21:46:56.6637493729" calcext:value-type="date">
            <text:p>27/12/99</text:p>
          </table:table-cell>
          <table:table-cell table:style-name="ce81" table:formula="of:=LN([.D42])" office:value-type="date" office:date-value="1899-12-29T20:50:21.6509173729" calcext:value-type="date">
            <text:p>29/12/99</text:p>
          </table:table-cell>
          <table:table-cell table:style-name="ce76" table:formula="of:=INDEX([.G42:.H42];[.L42]+1)*-1" office:value-type="float" office:value="2.092399725123" calcext:value-type="float">
            <text:p>2.0923997251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2]*[.M42]" office:value-type="float" office:value="2.092399725123" calcext:value-type="float">
            <text:p>2.09</text:p>
          </table:table-cell>
        </table:table-row>
        <table:table-row table:style-name="ro6">
          <table:table-cell office:value-type="float" office:value="-1.74854541" calcext:value-type="float">
            <text:p>-1.74854541</text:p>
          </table:table-cell>
          <table:table-cell office:value-type="float" office:value="-0.23906851" calcext:value-type="float">
            <text:p>-0.23906851</text:p>
          </table:table-cell>
          <table:table-cell table:style-name="ce76" table:formula="of:=EXP([.A43])/(SUM(EXP([.$A43]);EXP([.$B43])))" office:value-type="float" office:value="0.18101632948316" calcext:value-type="float">
            <text:p>0.1810163295</text:p>
          </table:table-cell>
          <table:table-cell table:style-name="ce76" table:formula="of:=EXP([.B43])/(SUM(EXP([.$A43]);EXP([.$B43])))" office:value-type="float" office:value="0.81898367051684" calcext:value-type="float">
            <text:p>0.8189836705</text:p>
          </table:table-cell>
          <table:table-cell table:style-name="ce79" table:formula="of:=SUM([.C43:.D43])" office:value-type="float" office:value="1" calcext:value-type="float">
            <text:p>1</text:p>
          </table:table-cell>
          <table:table-cell table:style-name="ce79"/>
          <table:table-cell table:style-name="ce81" table:formula="of:=LN([.C43])" office:value-type="date" office:date-value="1899-12-28T06:58:47.8818929238" calcext:value-type="date">
            <text:p>28/12/99</text:p>
          </table:table-cell>
          <table:table-cell table:style-name="ce81" table:formula="of:=LN([.D43])" office:value-type="date" office:date-value="1899-12-29T19:12:26.6860529238" calcext:value-type="date">
            <text:p>29/12/99</text:p>
          </table:table-cell>
          <table:table-cell table:style-name="ce76" table:formula="of:=INDEX([.G43:.H43];[.L43]+1)*-1" office:value-type="float" office:value="0.199691133646716" calcext:value-type="float">
            <text:p>0.1996911336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43]*[.M43]" office:value-type="float" office:value="0.199691133646716" calcext:value-type="float">
            <text:p>0.20</text:p>
          </table:table-cell>
        </table:table-row>
        <table:table-row table:style-name="ro6">
          <table:table-cell office:value-type="float" office:value="-1.31436849" calcext:value-type="float">
            <text:p>-1.31436849</text:p>
          </table:table-cell>
          <table:table-cell office:value-type="float" office:value="-0.64988011" calcext:value-type="float">
            <text:p>-0.64988011</text:p>
          </table:table-cell>
          <table:table-cell table:style-name="ce76" table:formula="of:=EXP([.A44])/(SUM(EXP([.$A44]);EXP([.$B44])))" office:value-type="float" office:value="0.339732081136891" calcext:value-type="float">
            <text:p>0.3397320811</text:p>
          </table:table-cell>
          <table:table-cell table:style-name="ce76" table:formula="of:=EXP([.B44])/(SUM(EXP([.$A44]);EXP([.$B44])))" office:value-type="float" office:value="0.660267918863109" calcext:value-type="float">
            <text:p>0.6602679189</text:p>
          </table:table-cell>
          <table:table-cell table:style-name="ce79" table:formula="of:=SUM([.C44:.D44])" office:value-type="float" office:value="1" calcext:value-type="float">
            <text:p>1</text:p>
          </table:table-cell>
          <table:table-cell table:style-name="ce79"/>
          <table:table-cell table:style-name="ce81" table:formula="of:=LN([.C44])" office:value-type="date" office:date-value="1899-12-28T22:05:22.735507716" calcext:value-type="date">
            <text:p>28/12/99</text:p>
          </table:table-cell>
          <table:table-cell table:style-name="ce81" table:formula="of:=LN([.D44])" office:value-type="date" office:date-value="1899-12-29T14:02:14.531539716" calcext:value-type="date">
            <text:p>29/12/99</text:p>
          </table:table-cell>
          <table:table-cell table:style-name="ce76" table:formula="of:=INDEX([.G44:.H44];[.L44]+1)*-1" office:value-type="float" office:value="0.415109588660694" calcext:value-type="float">
            <text:p>0.4151095887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44]*[.M44]" office:value-type="float" office:value="0.415109588660694" calcext:value-type="float">
            <text:p>0.42</text:p>
          </table:table-cell>
        </table:table-row>
        <table:table-row table:style-name="ro6">
          <table:table-cell office:value-type="float" office:value="-1.69423938" calcext:value-type="float">
            <text:p>-1.69423938</text:p>
          </table:table-cell>
          <table:table-cell office:value-type="float" office:value="-0.26493531" calcext:value-type="float">
            <text:p>-0.26493531</text:p>
          </table:table-cell>
          <table:table-cell table:style-name="ce76" table:formula="of:=EXP([.A45])/(SUM(EXP([.$A45]);EXP([.$B45])))" office:value-type="float" office:value="0.193207141347835" calcext:value-type="float">
            <text:p>0.1932071413</text:p>
          </table:table-cell>
          <table:table-cell table:style-name="ce76" table:formula="of:=EXP([.B45])/(SUM(EXP([.$A45]);EXP([.$B45])))" office:value-type="float" office:value="0.806792858652165" calcext:value-type="float">
            <text:p>0.8067928587</text:p>
          </table:table-cell>
          <table:table-cell table:style-name="ce79" table:formula="of:=SUM([.C45:.D45])" office:value-type="float" office:value="1" calcext:value-type="float">
            <text:p>1</text:p>
          </table:table-cell>
          <table:table-cell table:style-name="ce79"/>
          <table:table-cell table:style-name="ce81" table:formula="of:=LN([.C45])" office:value-type="date" office:date-value="1899-12-28T08:32:39.0571248125" calcext:value-type="date">
            <text:p>28/12/99</text:p>
          </table:table-cell>
          <table:table-cell table:style-name="ce81" table:formula="of:=LN([.D45])" office:value-type="date" office:date-value="1899-12-29T18:50:50.9287728125" calcext:value-type="date">
            <text:p>29/12/99</text:p>
          </table:table-cell>
          <table:table-cell table:style-name="ce76" table:formula="of:=INDEX([.G45:.H45];[.L45]+1)*-1" office:value-type="float" office:value="1.64399239438874" calcext:value-type="float">
            <text:p>1.6439923944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5]*[.M45]" office:value-type="float" office:value="1.64399239438874" calcext:value-type="float">
            <text:p>1.64</text:p>
          </table:table-cell>
        </table:table-row>
        <table:table-row table:style-name="ro6">
          <table:table-cell office:value-type="float" office:value="-2.50052214" calcext:value-type="float">
            <text:p>-2.50052214</text:p>
          </table:table-cell>
          <table:table-cell office:value-type="float" office:value="0.12049222" calcext:value-type="float">
            <text:p>0.12049222</text:p>
          </table:table-cell>
          <table:table-cell table:style-name="ce76" table:formula="of:=EXP([.A46])/(SUM(EXP([.$A46]);EXP([.$B46])))" office:value-type="float" office:value="0.067798156323377" calcext:value-type="float">
            <text:p>0.0677981563</text:p>
          </table:table-cell>
          <table:table-cell table:style-name="ce76" table:formula="of:=EXP([.B46])/(SUM(EXP([.$A46]);EXP([.$B46])))" office:value-type="float" office:value="0.932201843676623" calcext:value-type="float">
            <text:p>0.9322018437</text:p>
          </table:table-cell>
          <table:table-cell table:style-name="ce79" table:formula="of:=SUM([.C46:.D46])" office:value-type="float" office:value="1" calcext:value-type="float">
            <text:p>1</text:p>
          </table:table-cell>
          <table:table-cell table:style-name="ce79"/>
          <table:table-cell table:style-name="ce81" table:formula="of:=LN([.C46])" office:value-type="date" office:date-value="1899-12-27T07:24:38.568043348" calcext:value-type="date">
            <text:p>27/12/99</text:p>
          </table:table-cell>
          <table:table-cell table:style-name="ce81" table:formula="of:=LN([.D46])" office:value-type="date" office:date-value="1899-12-29T22:18:54.208747348" calcext:value-type="date">
            <text:p>29/12/99</text:p>
          </table:table-cell>
          <table:table-cell table:style-name="ce76" table:formula="of:=INDEX([.G46:.H46];[.L46]+1)*-1" office:value-type="float" office:value="2.69122027727607" calcext:value-type="float">
            <text:p>2.6912202773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6]*[.M46]" office:value-type="float" office:value="2.69122027727607" calcext:value-type="float">
            <text:p>2.69</text:p>
          </table:table-cell>
        </table:table-row>
        <table:table-row table:style-name="ro6">
          <table:table-cell office:value-type="float" office:value="-0.61992711" calcext:value-type="float">
            <text:p>-0.61992711</text:p>
          </table:table-cell>
          <table:table-cell office:value-type="float" office:value="-0.96894896" calcext:value-type="float">
            <text:p>-0.96894896</text:p>
          </table:table-cell>
          <table:table-cell table:style-name="ce76" table:formula="of:=EXP([.A47])/(SUM(EXP([.$A47]);EXP([.$B47])))" office:value-type="float" office:value="0.586380360010934" calcext:value-type="float">
            <text:p>0.58638036</text:p>
          </table:table-cell>
          <table:table-cell table:style-name="ce76" table:formula="of:=EXP([.B47])/(SUM(EXP([.$A47]);EXP([.$B47])))" office:value-type="float" office:value="0.413619639989066" calcext:value-type="float">
            <text:p>0.41361964</text:p>
          </table:table-cell>
          <table:table-cell table:style-name="ce79" table:formula="of:=SUM([.C47:.D47])" office:value-type="float" office:value="1" calcext:value-type="float">
            <text:p>1</text:p>
          </table:table-cell>
          <table:table-cell table:style-name="ce79"/>
          <table:table-cell table:style-name="ce81" table:formula="of:=LN([.C47])" office:value-type="date" office:date-value="1899-12-29T11:11:20.8359068476" calcext:value-type="date">
            <text:p>29/12/99</text:p>
          </table:table-cell>
          <table:table-cell table:style-name="ce81" table:formula="of:=LN([.D47])" office:value-type="date" office:date-value="1899-12-29T02:48:45.3480668476" calcext:value-type="date">
            <text:p>29/12/99</text:p>
          </table:table-cell>
          <table:table-cell table:style-name="ce76" table:formula="of:=INDEX([.G47:.H47];[.L47]+1)*-1" office:value-type="float" office:value="0.533786621448524" calcext:value-type="float">
            <text:p>0.5337866214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7]*[.M47]" office:value-type="float" office:value="0.533786621448524" calcext:value-type="float">
            <text:p>0.53</text:p>
          </table:table-cell>
        </table:table-row>
        <table:table-row table:style-name="ro6">
          <table:table-cell office:value-type="float" office:value="-0.60064387" calcext:value-type="float">
            <text:p>-0.60064387</text:p>
          </table:table-cell>
          <table:table-cell office:value-type="float" office:value="-0.98402518" calcext:value-type="float">
            <text:p>-0.98402518</text:p>
          </table:table-cell>
          <table:table-cell table:style-name="ce76" table:formula="of:=EXP([.A48])/(SUM(EXP([.$A48]);EXP([.$B48])))" office:value-type="float" office:value="0.594688374235915" calcext:value-type="float">
            <text:p>0.5946883742</text:p>
          </table:table-cell>
          <table:table-cell table:style-name="ce76" table:formula="of:=EXP([.B48])/(SUM(EXP([.$A48]);EXP([.$B48])))" office:value-type="float" office:value="0.405311625764085" calcext:value-type="float">
            <text:p>0.4053116258</text:p>
          </table:table-cell>
          <table:table-cell table:style-name="ce79" table:formula="of:=SUM([.C48:.D48])" office:value-type="float" office:value="1" calcext:value-type="float">
            <text:p>1</text:p>
          </table:table-cell>
          <table:table-cell table:style-name="ce79"/>
          <table:table-cell table:style-name="ce81" table:formula="of:=LN([.C48])" office:value-type="date" office:date-value="1899-12-29T11:31:36.3862776066" calcext:value-type="date">
            <text:p>29/12/99</text:p>
          </table:table-cell>
          <table:table-cell table:style-name="ce81" table:formula="of:=LN([.D48])" office:value-type="date" office:date-value="1899-12-29T02:19:32.2410936065" calcext:value-type="date">
            <text:p>29/12/99</text:p>
          </table:table-cell>
          <table:table-cell table:style-name="ce76" table:formula="of:=INDEX([.G48:.H48];[.L48]+1)*-1" office:value-type="float" office:value="0.903099061416591" calcext:value-type="float">
            <text:p>0.9030990614</text:p>
          </table:table-cell>
          <table:table-cell table:style-name="ce79"/>
          <table:table-cell table:style-name="ce76"/>
          <table:table-cell table:number-columns-repeated="2" office:value-type="float" office:value="1" calcext:value-type="float">
            <text:p>1</text:p>
          </table:table-cell>
          <table:table-cell table:style-name="ce67" table:formula="of:=[.I48]*[.M48]" office:value-type="float" office:value="0.903099061416591" calcext:value-type="float">
            <text:p>0.90</text:p>
          </table:table-cell>
        </table:table-row>
        <table:table-row table:style-name="ro6">
          <table:table-cell office:value-type="float" office:value="-1.52004552" calcext:value-type="float">
            <text:p>-1.52004552</text:p>
          </table:table-cell>
          <table:table-cell office:value-type="float" office:value="-0.40381855" calcext:value-type="float">
            <text:p>-0.40381855</text:p>
          </table:table-cell>
          <table:table-cell table:style-name="ce76" table:formula="of:=EXP([.A49])/(SUM(EXP([.$A49]);EXP([.$B49])))" office:value-type="float" office:value="0.246711812364918" calcext:value-type="float">
            <text:p>0.2467118124</text:p>
          </table:table-cell>
          <table:table-cell table:style-name="ce76" table:formula="of:=EXP([.B49])/(SUM(EXP([.$A49]);EXP([.$B49])))" office:value-type="float" office:value="0.753288187635082" calcext:value-type="float">
            <text:p>0.7532881876</text:p>
          </table:table-cell>
          <table:table-cell table:style-name="ce79" table:formula="of:=SUM([.C49:.D49])" office:value-type="float" office:value="1" calcext:value-type="float">
            <text:p>1</text:p>
          </table:table-cell>
          <table:table-cell table:style-name="ce79"/>
          <table:table-cell table:style-name="ce81" table:formula="of:=LN([.C49])" office:value-type="date" office:date-value="1899-12-28T14:24:40.229991559" calcext:value-type="date">
            <text:p>28/12/99</text:p>
          </table:table-cell>
          <table:table-cell table:style-name="ce81" table:formula="of:=LN([.D49])" office:value-type="date" office:date-value="1899-12-29T17:12:02.240199559" calcext:value-type="date">
            <text:p>29/12/99</text:p>
          </table:table-cell>
          <table:table-cell table:style-name="ce76" table:formula="of:=INDEX([.G49:.H49];[.L49]+1)*-1" office:value-type="float" office:value="1.3995343750977" calcext:value-type="float">
            <text:p>1.3995343751</text:p>
          </table:table-cell>
          <table:table-cell table:style-name="ce79"/>
          <table:table-cell table:style-name="ce7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I49]*[.M49]" office:value-type="float" office:value="1.3995343750977" calcext:value-type="float">
            <text:p>1.40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office:value-type="string" calcext:value-type="string">
            <text:p>Mean</text:p>
          </table:table-cell>
          <table:table-cell table:style-name="ce2" table:formula="of:=AVERAGE([.I30:.I49])" office:value-type="float" office:value="0.999105408491175" calcext:value-type="float">
            <text:p>0.9991054085</text:p>
          </table:table-cell>
          <table:table-cell table:style-name="ce64"/>
          <table:table-cell table:style-name="ce2"/>
          <table:table-cell table:number-columns-repeated="2"/>
          <table:table-cell table:style-name="ce2" table:formula="of:=AVERAGE([.N30:.N49])" office:value-type="float" office:value="1.15187392566656" calcext:value-type="float">
            <text:p>1.1518739257</text:p>
          </table:table-cell>
        </table:table-row>
        <table:table-row table:style-name="ro6" table:number-rows-repeated="104852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column table:style-name="co24" table:number-columns-repeated="5" table:default-cell-style-name="Default"/>
        <table:table-column table:style-name="co2" table:number-columns-repeated="3" table:default-cell-style-name="Default"/>
        <table:table-column table:style-name="co25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90" office:value-type="string" calcext:value-type="string">
            <text:p>Prediction</text:p>
          </table:table-cell>
          <table:table-cell table:style-name="ce9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90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2" table:number-rows-spanned="1">
            <text:p>Actual</text:p>
          </table:table-cell>
          <table:covered-table-cell table:style-name="ce91"/>
          <table:table-cell table:style-name="ce89" office:value-type="string" calcext:value-type="string" table:number-columns-spanned="2" table:number-rows-spanned="1">
            <text:p>Prediction</text:p>
          </table:table-cell>
          <table:covered-table-cell table:style-name="ce91"/>
          <table:table-cell table:style-name="ce94" office:value-type="string" calcext:value-type="string">
            <text:p>Cost</text:p>
          </table:table-cell>
          <table:table-cell table:style-name="ce94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0" office:value-type="string" calcext:value-type="string">
            <text:p>0 (Non-Play)</text:p>
          </table:table-cell>
          <table:table-cell table:style-name="ce92" office:value-type="string" calcext:value-type="string">
            <text:p>1 (Play)</text:p>
          </table:table-cell>
          <table:table-cell table:style-name="ce90" office:value-type="string" calcext:value-type="string">
            <text:p>0 (Non-Play)</text:p>
          </table:table-cell>
          <table:table-cell table:style-name="ce92" office:value-type="string" calcext:value-type="string">
            <text:p>1 (Play)</text:p>
          </table:table-cell>
          <table:table-cell table:style-name="ce9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3" table:formula="of:=([.C13]-[.E13])+([.D13]-[.F13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3" table:formula="of:=([.C14]-[.E14])^2+([.D14]-[.F14])^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3" table:formula="of:=([.C15]-[.E15])^2+([.D15]-[.F15])^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3" table:formula="of:=([.C16]-[.E16])^2+([.D16]-[.F16])^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3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2" table:number-rows-spanned="1">
            <text:p>Actual</text:p>
          </table:table-cell>
          <table:covered-table-cell table:style-name="ce91"/>
          <table:table-cell table:style-name="ce89" office:value-type="string" calcext:value-type="string" table:number-columns-spanned="2" table:number-rows-spanned="1">
            <text:p>Prediction</text:p>
          </table:table-cell>
          <table:covered-table-cell table:style-name="ce91"/>
          <table:table-cell table:style-name="ce94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0" office:value-type="string" calcext:value-type="string">
            <text:p>0 (Non-Play)</text:p>
          </table:table-cell>
          <table:table-cell table:style-name="ce92" office:value-type="string" calcext:value-type="string">
            <text:p>1 (Play)</text:p>
          </table:table-cell>
          <table:table-cell table:style-name="ce90" office:value-type="string" calcext:value-type="string">
            <text:p>0 (Non-Play)</text:p>
          </table:table-cell>
          <table:table-cell table:style-name="ce92" office:value-type="string" calcext:value-type="string">
            <text:p>1 (Play)</text:p>
          </table:table-cell>
          <table:table-cell table:style-name="ce9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0"/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3]*[.C$23]" office:value-type="float" office:value="0" calcext:value-type="float">
            <text:p>0</text:p>
          </table:table-cell>
          <table:table-cell table:style-name="ce13" table:formula="of:=[.D13]*[.D$23]" office:value-type="float" office:value="2" calcext:value-type="float">
            <text:p>2</text:p>
          </table:table-cell>
          <table:table-cell table:style-name="ce13" table:formula="of:=[.E13]*[.E$23]" office:value-type="float" office:value="0" calcext:value-type="float">
            <text:p>0</text:p>
          </table:table-cell>
          <table:table-cell table:style-name="ce13" table:formula="of:=[.F13]*[.F$23]" office:value-type="float" office:value="3" calcext:value-type="float">
            <text:p>3</text:p>
          </table:table-cell>
          <table:table-cell table:style-name="ce13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4]*[.C$23]" office:value-type="float" office:value="1" calcext:value-type="float">
            <text:p>1</text:p>
          </table:table-cell>
          <table:table-cell table:style-name="ce13" table:formula="of:=[.D14]*[.D$23]" office:value-type="float" office:value="0" calcext:value-type="float">
            <text:p>0</text:p>
          </table:table-cell>
          <table:table-cell table:style-name="ce13" table:formula="of:=[.E14]*[.E$23]" office:value-type="float" office:value="1" calcext:value-type="float">
            <text:p>1</text:p>
          </table:table-cell>
          <table:table-cell table:style-name="ce13" table:formula="of:=[.F14]*[.F$23]" office:value-type="float" office:value="0" calcext:value-type="float">
            <text:p>0</text:p>
          </table:table-cell>
          <table:table-cell table:style-name="ce13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5]*[.C$23]" office:value-type="float" office:value="0" calcext:value-type="float">
            <text:p>0</text:p>
          </table:table-cell>
          <table:table-cell table:style-name="ce13" table:formula="of:=[.D15]*[.D$23]" office:value-type="float" office:value="2" calcext:value-type="float">
            <text:p>2</text:p>
          </table:table-cell>
          <table:table-cell table:style-name="ce13" table:formula="of:=[.E15]*[.E$23]" office:value-type="float" office:value="1" calcext:value-type="float">
            <text:p>1</text:p>
          </table:table-cell>
          <table:table-cell table:style-name="ce13" table:formula="of:=[.F15]*[.F$23]" office:value-type="float" office:value="0" calcext:value-type="float">
            <text:p>0</text:p>
          </table:table-cell>
          <table:table-cell table:style-name="ce13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6]*[.C$23]" office:value-type="float" office:value="1" calcext:value-type="float">
            <text:p>1</text:p>
          </table:table-cell>
          <table:table-cell table:style-name="ce13" table:formula="of:=[.D16]*[.D$23]" office:value-type="float" office:value="0" calcext:value-type="float">
            <text:p>0</text:p>
          </table:table-cell>
          <table:table-cell table:style-name="ce13" table:formula="of:=[.E16]*[.E$23]" office:value-type="float" office:value="0" calcext:value-type="float">
            <text:p>0</text:p>
          </table:table-cell>
          <table:table-cell table:style-name="ce13" table:formula="of:=[.F16]*[.F$23]" office:value-type="float" office:value="3" calcext:value-type="float">
            <text:p>3</text:p>
          </table:table-cell>
          <table:table-cell table:style-name="ce13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NNModel12_2.A1:RNNModel12_2.B1250">
          <table:sort>
            <table:sort-by table:field-number="0" table:data-type="automatic"/>
          </table:sort>
        </table:database-range>
        <table:database-range table:name="__Anonymous_Sheet_DB__3" table:target-range-address="RNNModel12.A1:RNNModel12.B1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7:45:24.399819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25T07:33:20.186810875</dc:date>
    <meta:editing-duration>P8DT3H22M51S</meta:editing-duration>
    <meta:editing-cycles>134</meta:editing-cycles>
    <meta:generator>LibreOffice/5.1.6.2$Linux_X86_64 LibreOffice_project/10m0$Build-2</meta:generator>
    <meta:document-statistic meta:table-count="9" meta:cell-count="86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25cm" style:legend-expansion="high" chart:style-name="ch2"/>
        <chart:plot-area chart:style-name="ch3" table:cell-range-address="LogisticRegression.B4:LogisticRegression.B19 LogisticRegression.D3:LogisticRegression.E19" chart:data-source-has-labels="both" svg:x="0.32cm" svg:y="0.18cm" svg:width="12.353cm" svg:height="8.64cm">
          <chartooo:coordinate-region svg:x="1.841cm" svg:y="0.18cm" svg:width="10.683cm" svg:height="6.359cm"/>
          <chart:axis chart:dimension="x" chart:name="primary-x" chart:style-name="ch4" chartooo:axis-type="auto">
            <chartooo:date-scale/>
            <chart:categories table:cell-range-address="LogisticRegression.B4:LogisticRegression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isticRegression.D4:LogisticRegression.D19" chart:label-cell-address="LogisticRegression.D3:LogisticRegression.D3" chart:class="chart:line">
            <chart:data-point chart:repeated="16"/>
          </chart:series>
          <chart:series chart:style-name="ch8" chart:values-cell-range-address="LogisticRegression.E4:LogisticRegression.E19" chart:label-cell-address="LogisticRegression.E3:LogisticRegression.E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LogisticRegression.D3:LogisticRegression.D3</svg:desc>
                </draw:g>
              </table:table-cell>
              <table:table-cell office:value-type="string">
                <text:p>Recall</text:p>
                <draw:g>
                  <svg:desc>LogisticRegression.E3:LogisticRegress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-1</text:p>
                <draw:g>
                  <svg:desc>LogisticRegression.B4:LogisticRegression.B19</svg:desc>
                </draw:g>
              </table:table-cell>
              <table:table-cell office:value-type="float" office:value="0.758">
                <text:p>0.758</text:p>
                <draw:g>
                  <svg:desc>LogisticRegression.D4:LogisticRegression.D19</svg:desc>
                </draw:g>
              </table:table-cell>
              <table:table-cell office:value-type="float" office:value="0.66">
                <text:p>0.66</text:p>
                <draw:g>
                  <svg:desc>LogisticRegression.E4:LogisticRegression.E19</svg:desc>
                </draw:g>
              </table:table-cell>
            </table:table-row>
            <table:table-row>
              <table:table-cell office:value-type="string">
                <text:p>t-2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3</text:p>
              </table:table-cell>
              <table:table-cell office:value-type="float" office:value="0.71">
                <text:p>0.7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4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t-5</text:p>
              </table:table-cell>
              <table:table-cell office:value-type="float" office:value="0.685">
                <text:p>0.6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23.5 hrs</text:p>
              </table:table-cell>
              <table:table-cell office:value-type="float" office:value="0.7">
                <text:p>0.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t-24hrs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t-24.5 hrs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Sat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Su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Mo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Tue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Wed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Thu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Fri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HrsFrom5pm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8cm" svg:height="11.221cm" xlink:href=".." xlink:type="simple" chart:class="chart:line" chart:style-name="ch1">
        <chart:title svg:x="10.264cm" svg:y="0.359cm" chart:style-name="ch2">
          <text:p>RNN Model 12</text:p>
        </chart:title>
        <chart:legend svg:x="20.427cm" svg:y="4.182cm" style:legend-expansion="custom" chartooo:width="3.009cm" chartooo:height="2.743cm" style:legend-expansion-aspect-ratio="1.09697411593146" chart:style-name="ch3"/>
        <chart:plot-area chart:style-name="ch4" table:cell-range-address="RNNModel12.E2:RNNModel12.H100" chart:data-source-has-labels="row" svg:x="1.484cm" svg:y="1.187cm" svg:width="16.155cm" svg:height="8.069cm">
          <chartooo:coordinate-region svg:x="2.249cm" svg:y="1.401cm" svg:width="15.39cm" svg:height="7.005cm"/>
          <chart:axis chart:dimension="x" chart:name="primary-x" chart:style-name="ch5">
            <chart:title svg:x="8.748cm" svg:y="9.481cm" chart:style-name="ch6">
              <text:p>Mini-batch</text:p>
            </chart:title>
          </chart:axis>
          <chart:axis chart:dimension="y" chart:name="primary-y" chart:style-name="ch5">
            <chart:title svg:x="0.459cm" svg:y="5.717cm" chart:style-name="ch7">
              <text:p>Score</text:p>
            </chart:title>
            <chart:grid chart:style-name="ch8" chart:class="major"/>
          </chart:axis>
          <chart:series chart:style-name="ch9" chart:values-cell-range-address="RNNModel12.E3:RNNModel12.E100" chart:label-cell-address="RNNModel12.E2:RNNModel12.E2" chart:class="chart:line">
            <chart:data-point chart:repeated="98"/>
          </chart:series>
          <chart:series chart:style-name="ch10" chart:values-cell-range-address="RNNModel12.F3:RNNModel12.F100" chart:label-cell-address="RNNModel12.F2:RNNModel12.F2" chart:class="chart:line">
            <chart:data-point chart:repeated="98"/>
          </chart:series>
          <chart:series chart:style-name="ch11" chart:values-cell-range-address="RNNModel12.G3:RNNModel12.G100" chart:label-cell-address="RNNModel12.G2:RNNModel12.G2" chart:class="chart:line">
            <chart:data-point chart:repeated="98"/>
          </chart:series>
          <chart:series chart:style-name="ch12" chart:values-cell-range-address="RNNModel12.H3:RNNModel12.H100" chart:label-cell-address="RNNModel12.H2:RNNModel12.H2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.E2:RNNModel12.E2</svg:desc>
                </draw:g>
              </table:table-cell>
              <table:table-cell office:value-type="string">
                <text:p>Train Recall</text:p>
                <draw:g>
                  <svg:desc>RNNModel12.F2:RNNModel12.F2</svg:desc>
                </draw:g>
              </table:table-cell>
              <table:table-cell office:value-type="string">
                <text:p>Test Precision</text:p>
                <draw:g>
                  <svg:desc>RNNModel12.G2:RNNModel12.G2</svg:desc>
                </draw:g>
              </table:table-cell>
              <table:table-cell office:value-type="string">
                <text:p>Test Recall</text:p>
                <draw:g>
                  <svg:desc>RNNModel12.H2:RNNModel1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.E3:RNNModel12.E100</svg:desc>
                </draw:g>
              </table:table-cell>
              <table:table-cell office:value-type="float" office:value="0">
                <text:p>0</text:p>
                <draw:g>
                  <svg:desc>RNNModel12.F3:RNNModel12.F100</svg:desc>
                </draw:g>
              </table:table-cell>
              <table:table-cell office:value-type="float" office:value="NaN">
                <text:p>NaN</text:p>
                <draw:g>
                  <svg:desc>RNNModel12.G3:RNNModel12.G100</svg:desc>
                </draw:g>
              </table:table-cell>
              <table:table-cell office:value-type="float" office:value="NaN">
                <text:p>NaN</text:p>
                <draw:g>
                  <svg:desc>RNNModel12.H3:RNNModel12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04cm" svg:height="11.221cm" xlink:href=".." xlink:type="simple" chart:class="chart:line" chart:style-name="ch1">
        <chart:title svg:x="10.202cm" svg:y="0.359cm" chart:style-name="ch2">
          <text:p>RNN Model 12</text:p>
        </chart:title>
        <chart:legend svg:x="20.32cm" svg:y="4.182cm" style:legend-expansion="custom" chartooo:width="2.994cm" chartooo:height="2.743cm" style:legend-expansion-aspect-ratio="1.09150565074736" chart:style-name="ch3"/>
        <chart:plot-area chart:style-name="ch4" table:cell-range-address="RNNModel12_2.E2:RNNModel12_2.H615" chart:data-source-has-labels="row" svg:x="1.473cm" svg:y="1.188cm" svg:width="18.744cm" svg:height="8.221cm">
          <chartooo:coordinate-region svg:x="2.238cm" svg:y="1.402cm" svg:width="17.979cm" svg:height="7.007cm"/>
          <chart:axis chart:dimension="x" chart:name="primary-x" chart:style-name="ch5">
            <chart:title svg:x="10.032cm" svg:y="9.634cm" chart:style-name="ch6">
              <text:p>Mini-batch</text:p>
            </chart:title>
          </chart:axis>
          <chart:axis chart:dimension="y" chart:name="primary-y" chart:style-name="ch5">
            <chart:title svg:x="0.45cm" svg:y="5.794cm" chart:style-name="ch7">
              <text:p>Score</text:p>
            </chart:title>
            <chart:grid chart:style-name="ch8" chart:class="major"/>
          </chart:axis>
          <chart:series chart:style-name="ch9" chart:values-cell-range-address="RNNModel12_2.E3:RNNModel12_2.E615" chart:label-cell-address="RNNModel12_2.E2:RNNModel12_2.E2" chart:class="chart:line">
            <chart:data-point chart:repeated="613"/>
          </chart:series>
          <chart:series chart:style-name="ch10" chart:values-cell-range-address="RNNModel12_2.F3:RNNModel12_2.F615" chart:label-cell-address="RNNModel12_2.F2:RNNModel12_2.F2" chart:class="chart:line">
            <chart:data-point chart:repeated="613"/>
          </chart:series>
          <chart:series chart:style-name="ch11" chart:values-cell-range-address="RNNModel12_2.G3:RNNModel12_2.G615" chart:label-cell-address="RNNModel12_2.G2:RNNModel12_2.G2" chart:class="chart:line">
            <chart:data-point chart:repeated="613"/>
          </chart:series>
          <chart:series chart:style-name="ch12" chart:values-cell-range-address="RNNModel12_2.H3:RNNModel12_2.H615" chart:label-cell-address="RNNModel12_2.H2:RNNModel12_2.H2" chart:class="chart:line">
            <chart:data-point chart:repeated="6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_2.E2:RNNModel12_2.E2</svg:desc>
                </draw:g>
              </table:table-cell>
              <table:table-cell office:value-type="string">
                <text:p>Train Recall</text:p>
                <draw:g>
                  <svg:desc>RNNModel12_2.F2:RNNModel12_2.F2</svg:desc>
                </draw:g>
              </table:table-cell>
              <table:table-cell office:value-type="string">
                <text:p>Test Precision</text:p>
                <draw:g>
                  <svg:desc>RNNModel12_2.G2:RNNModel12_2.G2</svg:desc>
                </draw:g>
              </table:table-cell>
              <table:table-cell office:value-type="string">
                <text:p>Test Recall</text:p>
                <draw:g>
                  <svg:desc>RNNModel12_2.H2:RNNModel12_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_2.E3:RNNModel12_2.E615</svg:desc>
                </draw:g>
              </table:table-cell>
              <table:table-cell office:value-type="float" office:value="0">
                <text:p>0</text:p>
                <draw:g>
                  <svg:desc>RNNModel12_2.F3:RNNModel12_2.F615</svg:desc>
                </draw:g>
              </table:table-cell>
              <table:table-cell office:value-type="float" office:value="NaN">
                <text:p>NaN</text:p>
                <draw:g>
                  <svg:desc>RNNModel12_2.G3:RNNModel12_2.G615</svg:desc>
                </draw:g>
              </table:table-cell>
              <table:table-cell office:value-type="float" office:value="NaN">
                <text:p>NaN</text:p>
                <draw:g>
                  <svg:desc>RNNModel12_2.H3:RNNModel12_2.H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7">
                <text:p>0.8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7">
                <text:p>0.7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9">
                <text:p>0.909</text:p>
              </table:table-cell>
              <table:table-cell office:value-type="float" office:value="0.769">
                <text:p>0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">
                <text:p>0.7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6">
                <text:p>0.556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1">
                <text:p>0.5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4">
                <text:p>0.714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7">
                <text:p>0.667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">
                <text:p>0.4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6">
                <text:p>0.786</text:p>
              </table:table-cell>
              <table:table-cell office:value-type="float" office:value="0.786">
                <text:p>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6">
                <text:p>0.28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5">
                <text:p>0.54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14">
                <text:p>0.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3">
                <text:p>0.58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5">
                <text:p>0.61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8">
                <text:p>0.81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7">
                <text:p>0.667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7">
                <text:p>0.647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9">
                <text:p>0.76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6">
                <text:p>0.556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9">
                <text:p>0.42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">
                <text:p>0.7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">
                <text:p>0.444</text:p>
              </table:table-cell>
              <table:table-cell office:value-type="float" office:value="0.571">
                <text:p>0.571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67">
                <text:p>0.667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8">
                <text:p>0.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9">
                <text:p>0.4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45">
                <text:p>0.5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17">
                <text:p>0.417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">
                <text:p>0.4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">
                <text:p>0.6</text:p>
              </table:table-cell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57">
                <text:p>0.85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9">
                <text:p>0.889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">
                <text:p>0.714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6">
                <text:p>0.786</text:p>
              </table:table-cell>
              <table:table-cell office:value-type="float" office:value="0.917">
                <text:p>0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36">
                <text:p>0.6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25">
                <text:p>0.62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89">
                <text:p>0.889</text:p>
              </table:table-cell>
              <table:table-cell office:value-type="float" office:value="0.667">
                <text:p>0.667</text:p>
              </table:table-cell>
              <table:table-cell office:value-type="float" office:value="0.89">
                <text:p>0.8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">
                <text:p>0.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3">
                <text:p>0.33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36">
                <text:p>0.63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9">
                <text:p>0.4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8">
                <text:p>0.458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